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/>
      <text:p text:style-name="Text">1.1 PluginEditor.cpp</text:p>
      <text:p text:style-name="Code_20_Text">/*</text:p>
      <text:p text:style-name="Code_20_Text">  ==============================================================================</text:p>
      <text:p text:style-name="Code_20_Text"/>
      <text:p text:style-name="Code_20_Text">  This is an automatically generated GUI class created by the Projucer!</text:p>
      <text:p text:style-name="Code_20_Text"/>
      <text:p text:style-name="Code_20_Text">  Be careful when adding custom code to these files, as only the code within</text:p>
      <text:p text:style-name="Code_20_Text">  the "//[xyz]" and "//[/xyz]" sections will be retained when the file is loaded</text:p>
      <text:p text:style-name="Code_20_Text">  and re-saved.</text:p>
      <text:p text:style-name="Code_20_Text"/>
      <text:p text:style-name="Code_20_Text">  Created with Projucer version: 6.0.8</text:p>
      <text:p text:style-name="Code_20_Text"/>
      <text:p text:style-name="Code_20_Text">  ------------------------------------------------------------------------------</text:p>
      <text:p text:style-name="Code_20_Text"/>
      <text:p text:style-name="Code_20_Text">  The Projucer is part of the JUCE library.</text:p>
      <text:p text:style-name="Code_20_Text">  Copyright (c) 2020 - Raw Material Software Limited.</text:p>
      <text:p text:style-name="Code_20_Text"/>
      <text:p text:style-name="Code_20_Text">  ==============================================================================</text:p>
      <text:p text:style-name="Code_20_Text">*/</text:p>
      <text:p text:style-name="Code_20_Text"/>
      <text:p text:style-name="Code_20_Text">//[Headers] You can add your own extra header files here...</text:p>
      <text:p text:style-name="Code_20_Text">#include "PluginProcessor.h"</text:p>
      <text:p text:style-name="Code_20_Text">//[/Headers]</text:p>
      <text:p text:style-name="Code_20_Text"/>
      <text:p text:style-name="Code_20_Text">#include "PluginEditor.h"</text:p>
      <text:p text:style-name="Code_20_Text"/>
      <text:p text:style-name="Code_20_Text"/>
      <text:p text:style-name="Code_20_Text">//[MiscUserDefs] You can add your own user definitions and misc code here...</text:p>
      <text:p text:style-name="Code_20_Text"/>
      <text:p text:style-name="Code_20_Text"/>
      <text:p text:style-name="Code_20_Text"/>
      <text:p text:style-name="Code_20_Text">//[/MiscUserDefs]</text:p>
      <text:p text:style-name="Code_20_Text"/>
      <text:p text:style-name="Code_20_Text">//==============================================================================</text:p>
      <text:p text:style-name="Code_20_Text">PluginEditor::PluginEditor (PluginProcessor&amp; processor)</text:p>
      <text:p text:style-name="Code_20_Text">    : juce::AudioProcessorEditor(processor), audioProcessor(processor)</text:p>
      <text:p text:style-name="Code_20_Text">{</text:p>
      <text:p text:style-name="Code_20_Text">    //[Constructor_pre] You can add your own custom stuff here..</text:p>
      <text:p text:style-name="Code_20_Text">    //[/Constructor_pre]</text:p>
      <text:p text:style-name="Code_20_Text"/>
      <text:p text:style-name="Code_20_Text">    spectrum_canvas.reset (new SpectrumCanvas (processor.params, processor.rendering));</text:p>
      <text:p text:style-name="Code_20_Text">    addAndMakeVisible (spectrum_canvas.get());</text:p>
      <text:p text:style-name="Code_20_Text">    spectrum_canvas-&gt;setName ("spectrum_canvas");</text:p>
      <text:p text:style-name="Code_20_Text"/>
      <text:p text:style-name="Code_20_Text">    spectrum_canvas-&gt;setBounds (144, 32, 272, 192);</text:p>
      <text:p text:style-name="Code_20_Text"/>
      <text:p text:style-name="Code_20_Text">    leftCutoffSlider.reset (new juce::Slider ("leftCutoffSlider"));</text:p>
      <text:p text:style-name="Code_20_Text">    addAndMakeVisible (leftCutoffSlider.get());</text:p>
      <text:p text:style-name="Code_20_Text">    leftCutoffSlider-&gt;setRange (1, 15000, 0);</text:p>
      <text:p text:style-name="Code_20_Text">    leftCutoffSlider-&gt;setSliderStyle (juce::Slider::RotaryVerticalDrag);</text:p>
      <text:p text:style-name="Code_20_Text">    leftCutoffSlider-&gt;setTextBoxStyle (juce::Slider::NoTextBox, false, 80, 20);</text:p>
      <text:p text:style-name="Code_20_Text"/>
      <text:p text:style-name="Code_20_Text">    leftCutoffSlider-&gt;setBounds (216, 232, 128, 88);</text:p>
      <text:p text:style-name="Code_20_Text"/>
      <text:p text:style-name="Code_20_Text">    rightCutoffSlider.reset (new juce::Slider ("rightCutoffSlider"));</text:p>
      <text:p text:style-name="Code_20_Text">    addAndMakeVisible (rightCutoffSlider.get());</text:p>
      <text:p text:style-name="Code_20_Text">    rightCutoffSlider-&gt;setRange (1, 15000, 0);</text:p>
      <text:p text:style-name="Code_20_Text">    rightCutoffSlider-&gt;setSliderStyle (juce::Slider::RotaryVerticalDrag);</text:p>
      <text:p text:style-name="Code_20_Text">    rightCutoffSlider-&gt;setTextBoxStyle (juce::Slider::NoTextBox, false, 80, 20);</text:p>
      <text:p text:style-name="Code_20_Text"/>
      <text:p text:style-name="Code_20_Text">    rightCutoffSlider-&gt;setBounds (320, 232, 128, 88);</text:p>
      <text:p text:style-name="Code_20_Text"/>
      <text:p text:style-name="Code_20_Text">    strengthSlider.reset (new juce::Slider ("strengthSlider"));</text:p>
      <text:p text:style-name="Code_20_Text">    addAndMakeVisible (strengthSlider.get());</text:p>
      <text:p text:style-name="Code_20_Text">    strengthSlider-&gt;setTooltip (TRANS("Strength of stereo effect"));</text:p>
      <text:p text:style-name="Code_20_Text">    strengthSlider-&gt;setRange (0, 2, 0);</text:p>
      <text:p text:style-name="Code_20_Text">    strengthSlider-&gt;setSliderStyle (juce::Slider::RotaryVerticalDrag);</text:p>
      <text:p text:style-name="Code_20_Text">    strengthSlider-&gt;setTextBoxStyle (juce::Slider::NoTextBox, false, 80, 20);</text:p>
      <text:p text:style-name="Code_20_Text"/>
      <text:p text:style-name="Code_20_Text">    strengthSlider-&gt;setBounds (0, 8, 128, 88);</text:p>
      <text:p text:style-name="Code_20_Text"/>
      <text:p text:style-name="Code_20_Text">    frequencySpreadSlider.reset (new juce::Slider ("frequencySpreadSlider"));</text:p>
      <text:p text:style-name="Code_20_Text">    addAndMakeVisible (frequencySpreadSlider.get());</text:p>
      <text:p text:style-name="Code_20_Text">    frequencySpreadSlider-&gt;setRange (0.1, 0.999, 0);</text:p>
      <text:p text:style-name="Code_20_Text">    frequencySpreadSlider-&gt;setSliderStyle (juce::Slider::RotaryVerticalDrag);</text:p>
      <text:p text:style-name="Code_20_Text">    frequencySpreadSlider-&gt;setTextBoxStyle (juce::Slider::NoTextBox, false, 80, 20);</text:p>
      <text:p text:style-name="Code_20_Text"/>
      <text:p text:style-name="Code_20_Text">    frequencySpreadSlider-&gt;setBounds (0, 104, 128, 88);</text:p>
      <text:p text:style-name="Code_20_Text"/>
      <text:p text:style-name="Code_20_Text">    dynamicSplitEnabledButton.reset (new juce::ToggleButton ("dynamicSplitEnabledButton"));</text:p>
      <text:p text:style-name="Code_20_Text">    addAndMakeVisible (dynamicSplitEnabledButton.get());</text:p>
      <text:p text:style-name="Code_20_Text">    dynamicSplitEnabledButton-&gt;setButtonText (TRANS("Dynamic split"));</text:p>
      <text:p text:style-name="Code_20_Text">    dynamicSplitEnabledButton-&gt;setToggleState (true, juce::dontSendNotification);</text:p>
      <text:p text:style-name="Code_20_Text"/>
      <text:p text:style-name="Code_20_Text">    dynamicSplitEnabledButton-&gt;setBounds (8, 216, 112, 24);</text:p>
      <text:p text:style-name="Code_20_Text"/>
      <text:p text:style-name="Code_20_Text">    attackSlider.reset (new juce::Slider ("attackSlider"));</text:p>
      <text:p text:style-name="Code_20_Text">    addAndMakeVisible (attackSlider.get());</text:p>
      <text:p text:style-name="Code_20_Text">    attackSlider-&gt;setTooltip (TRANS("few ew few few few fwe fewf wef ewf ew"));</text:p>
      <text:p text:style-name="Code_20_Text">    attackSlider-&gt;setRange (0, 1, 0);</text:p>
      <text:p text:style-name="Code_20_Text">    attackSlider-&gt;setSliderStyle (juce::Slider::RotaryVerticalDrag);</text:p>
      <text:p text:style-name="Code_20_Text">    attackSlider-&gt;setTextBoxStyle (juce::Slider::NoTextBox, false, 80, 20);</text:p>
      <text:p text:style-name="Code_20_Text"/>
      <text:p text:style-name="Code_20_Text">    attackSlider-&gt;setBounds (0, 232, 128, 88);</text:p>
      <text:p text:style-name="Code_20_Text"/>
      <text:p text:style-name="Code_20_Text">    juce__label.reset (new juce::Label ("Left cutoff",</text:p>
      <text:p text:style-name="Code_20_Text">                                        TRANS("Left cutoff")));</text:p>
      <text:p text:style-name="Code_20_Text">    addAndMakeVisible (juce__label.get());</text:p>
      <text:p text:style-name="Code_20_Text">    juce__label-&gt;setFont (juce::Font (15.00f, juce::Font::plain).withTypefaceStyle ("Regular"));</text:p>
      <text:p text:style-name="Code_20_Text">    juce__label-&gt;setJustificationType (juce::Justification::centred);</text:p>
      <text:p text:style-name="Code_20_Text">    juce__label-&gt;setEditable (false, false, false);</text:p>
      <text:p text:style-name="Code_20_Text">    juce__label-&gt;setColour (juce::TextEditor::textColourId, juce::Colours::black);</text:p>
      <text:p text:style-name="Code_20_Text">    juce__label-&gt;setColour (juce::TextEditor::backgroundColourId, juce::Colour (0x00000000));</text:p>
      <text:p text:style-name="Code_20_Text"/>
      <text:p text:style-name="Code_20_Text">    juce__label-&gt;setBounds (208, 312, 144, 24);</text:p>
      <text:p text:style-name="Code_20_Text"/>
      <text:p text:style-name="Code_20_Text">    juce__label2.reset (new juce::Label ("Right cutoff",</text:p>
      <text:p text:style-name="Code_20_Text">                                         TRANS("Right cutoff")));</text:p>
      <text:p text:style-name="Code_20_Text">    addAndMakeVisible (juce__label2.get());</text:p>
      <text:p text:style-name="Code_20_Text">    juce__label2-&gt;setFont (juce::Font (15.00f, juce::Font::plain).withTypefaceStyle ("Regular"));</text:p>
      <text:p text:style-name="Code_20_Text">    juce__label2-&gt;setJustificationType (juce::Justification::centred);</text:p>
      <text:p text:style-name="Code_20_Text">    juce__label2-&gt;setEditable (false, false, false);</text:p>
      <text:p text:style-name="Code_20_Text">    juce__label2-&gt;setColour (juce::TextEditor::textColourId, juce::Colours::black);</text:p>
      <text:p text:style-name="Code_20_Text">    juce__label2-&gt;setColour (juce::TextEditor::backgroundColourId, juce::Colour (0x00000000));</text:p>
      <text:p text:style-name="Code_20_Text"/>
      <text:p text:style-name="Code_20_Text">    juce__label2-&gt;setBounds (312, 312, 150, 24);</text:p>
      <text:p text:style-name="Code_20_Text"/>
      <text:p text:style-name="Code_20_Text">    juce__label3.reset (new juce::Label ("Strength",</text:p>
      <text:p text:style-name="Code_20_Text">                                         TRANS("Strength")));</text:p>
      <text:p text:style-name="Code_20_Text">    addAndMakeVisible (juce__label3.get());</text:p>
      <text:p text:style-name="Code_20_Text">    juce__label3-&gt;setFont (juce::Font (15.00f, juce::Font::plain).withTypefaceStyle ("Regular"));</text:p>
      <text:p text:style-name="Code_20_Text">    juce__label3-&gt;setJustificationType (juce::Justification::centred);</text:p>
      <text:p text:style-name="Code_20_Text">    juce__label3-&gt;setEditable (false, false, false);</text:p>
      <text:p text:style-name="Code_20_Text">    juce__label3-&gt;setColour (juce::TextEditor::textColourId, juce::Colours::black);</text:p>
      <text:p text:style-name="Code_20_Text">    juce__label3-&gt;setColour (juce::TextEditor::backgroundColourId, juce::Colour (0x00000000));</text:p>
      <text:p text:style-name="Code_20_Text"/>
      <text:p text:style-name="Code_20_Text">    juce__label3-&gt;setBounds (0, 80, 128, 32);</text:p>
      <text:p text:style-name="Code_20_Text"/>
      <text:p text:style-name="Code_20_Text">    juce__label4.reset (new juce::Label ("Frequency spread",</text:p>
      <text:p text:style-name="Code_20_Text">                                         TRANS("Frequency spread")));</text:p>
      <text:p text:style-name="Code_20_Text">    addAndMakeVisible (juce__label4.get());</text:p>
      <text:p text:style-name="Code_20_Text">    juce__label4-&gt;setFont (juce::Font (15.00f, juce::Font::plain).withTypefaceStyle ("Regular"));</text:p>
      <text:p text:style-name="Code_20_Text">    juce__label4-&gt;setJustificationType (juce::Justification::centred);</text:p>
      <text:p text:style-name="Code_20_Text">    juce__label4-&gt;setEditable (false, false, false);</text:p>
      <text:p text:style-name="Code_20_Text">    juce__label4-&gt;setColour (juce::TextEditor::textColourId, juce::Colours::black);</text:p>
      <text:p text:style-name="Code_20_Text">    juce__label4-&gt;setColour (juce::TextEditor::backgroundColourId, juce::Colour (0x00000000));</text:p>
      <text:p text:style-name="Code_20_Text"/>
      <text:p text:style-name="Code_20_Text">    juce__label4-&gt;setBounds (-8, 184, 152, 24);</text:p>
      <text:p text:style-name="Code_20_Text"/>
      <text:p text:style-name="Code_20_Text">    juce__label5.reset (new juce::Label ("Attack",</text:p>
      <text:p text:style-name="Code_20_Text">                                         TRANS("Attack")));</text:p>
      <text:p text:style-name="Code_20_Text">    addAndMakeVisible (juce__label5.get());</text:p>
      <text:p text:style-name="Code_20_Text">    juce__label5-&gt;setFont (juce::Font (15.00f, juce::Font::plain).withTypefaceStyle ("Regular"));</text:p>
      <text:p text:style-name="Code_20_Text">    juce__label5-&gt;setJustificationType (juce::Justification::centred);</text:p>
      <text:p text:style-name="Code_20_Text">    juce__label5-&gt;setEditable (false, false, false);</text:p>
      <text:p text:style-name="Code_20_Text">    juce__label5-&gt;setColour (juce::TextEditor::textColourId, juce::Colours::black);</text:p>
      <text:p text:style-name="Code_20_Text">    juce__label5-&gt;setColour (juce::TextEditor::backgroundColourId, juce::Colour (0x00000000));</text:p>
      <text:p text:style-name="Code_20_Text"/>
      <text:p text:style-name="Code_20_Text">    juce__label5-&gt;setBounds (16, 312, 96, 24);</text:p>
      <text:p text:style-name="Code_20_Text"/>
      <text:p text:style-name="Code_20_Text">    noiseSlider.reset (new juce::Slider ("noiseSlider"));</text:p>
      <text:p text:style-name="Code_20_Text">    addAndMakeVisible (noiseSlider.get());</text:p>
      <text:p text:style-name="Code_20_Text">    noiseSlider-&gt;setTooltip (TRANS("few ew few few few fwe fewf wef ewf ew"));</text:p>
      <text:p text:style-name="Code_20_Text">    noiseSlider-&gt;setRange (0, 1, 0);</text:p>
      <text:p text:style-name="Code_20_Text">    noiseSlider-&gt;setSliderStyle (juce::Slider::RotaryVerticalDrag);</text:p>
      <text:p text:style-name="Code_20_Text">    noiseSlider-&gt;setTextBoxStyle (juce::Slider::NoTextBox, false, 80, 20);</text:p>
      <text:p text:style-name="Code_20_Text"/>
      <text:p text:style-name="Code_20_Text">    noiseSlider-&gt;setBounds (112, 232, 128, 88);</text:p>
      <text:p text:style-name="Code_20_Text"/>
      <text:p text:style-name="Code_20_Text">    juce__label6.reset (new juce::Label ("Noise",</text:p>
      <text:p text:style-name="Code_20_Text">                                         TRANS("Noise")));</text:p>
      <text:p text:style-name="Code_20_Text">    addAndMakeVisible (juce__label6.get());</text:p>
      <text:p text:style-name="Code_20_Text">    juce__label6-&gt;setFont (juce::Font (15.00f, juce::Font::plain).withTypefaceStyle ("Regular"));</text:p>
      <text:p text:style-name="Code_20_Text">    juce__label6-&gt;setJustificationType (juce::Justification::centred);</text:p>
      <text:p text:style-name="Code_20_Text">    juce__label6-&gt;setEditable (false, false, false);</text:p>
      <text:p text:style-name="Code_20_Text">    juce__label6-&gt;setColour (juce::TextEditor::textColourId, juce::Colours::black);</text:p>
      <text:p text:style-name="Code_20_Text">    juce__label6-&gt;setColour (juce::TextEditor::backgroundColourId, juce::Colour (0x00000000));</text:p>
      <text:p text:style-name="Code_20_Text"/>
      <text:p text:style-name="Code_20_Text">    juce__label6-&gt;setBounds (128, 312, 96, 24);</text:p>
      <text:p text:style-name="Code_20_Text"/>
      <text:p text:style-name="Code_20_Text"/>
      <text:p text:style-name="Code_20_Text">    //[UserPreSize]</text:p>
      <text:p text:style-name="Code_20_Text">    //[/UserPreSize]</text:p>
      <text:p text:style-name="Code_20_Text"/>
      <text:p text:style-name="Code_20_Text">    setSize (444, 348);</text:p>
      <text:p text:style-name="Code_20_Text"/>
      <text:p text:style-name="Code_20_Text"/>
      <text:p text:style-name="Code_20_Text">    //[Constructor] You can add your own custom stuff here..</text:p>
      <text:p text:style-name="Code_20_Text">    tooltipWindow.reset(new TooltipWindow(this, 700));</text:p>
      <text:p text:style-name="Code_20_Text">  /*  setResizable(true, true);</text:p>
      <text:p text:style-name="Code_20_Text">    setResizeLimits(100, 100, 1000, 1000);</text:p>
      <text:p text:style-name="Code_20_Text">    */</text:p>
      <text:p text:style-name="Code_20_Text">    setResizable(false, false);</text:p>
      <text:p text:style-name="Code_20_Text"/>
      <text:p text:style-name="Code_20_Text"/>
      <text:p text:style-name="Code_20_Text">    leftCutoffAttachment = std::make_unique&lt;SliderAttachment&gt;(*audioProcessor.params.tree, "leftCutoff", *leftCutoffSlider);</text:p>
      <text:p text:style-name="Code_20_Text">    rightCutoffAttachment = std::make_unique&lt;SliderAttachment&gt;(*audioProcessor.params.tree, "rightCutoff", *rightCutoffSlider);</text:p>
      <text:p text:style-name="Code_20_Text">    strengthAttachment = std::make_unique&lt;SliderAttachment&gt;(*audioProcessor.params.tree, "strength", *strengthSlider);</text:p>
      <text:p text:style-name="Code_20_Text">    frequencySpreadAttachment = std::make_unique&lt;SliderAttachment&gt;(*audioProcessor.params.tree, "frequencySpread", *frequencySpreadSlider);</text:p>
      <text:p text:style-name="Code_20_Text">    attackAttachment = std::make_unique&lt;SliderAttachment&gt;(*audioProcessor.params.tree, "attack", *attackSlider);</text:p>
      <text:p text:style-name="Code_20_Text">    noiseAttachment = std::make_unique&lt;SliderAttachment&gt;(*audioProcessor.params.tree, "noise", *noiseSlider);</text:p>
      <text:p text:style-name="Code_20_Text">    dynamicSplitEnabledAttachment = std::make_unique&lt;ButtonAttachment&gt;(*audioProcessor.params.tree, "dynamicSplitEnabled", *dynamicSplitEnabledButton);</text:p>
      <text:p text:style-name="Code_20_Text"/>
      <text:p text:style-name="Code_20_Text">    leftCutoffSlider-&gt;setSkewFactorFromMidPoint(1024);</text:p>
      <text:p text:style-name="Code_20_Text">    rightCutoffSlider-&gt;setSkewFactorFromMidPoint(1024);</text:p>
      <text:p text:style-name="Code_20_Text"/>
      <text:p text:style-name="Code_20_Text">    audioProcessor.params.tree-&gt;addParameterListener("dynamicSplitEnabled", this);</text:p>
      <text:p text:style-name="Code_20_Text"/>
      <text:p text:style-name="Code_20_Text">    //[/Constructor]</text:p>
      <text:p text:style-name="Code_20_Text">}</text:p>
      <text:p text:style-name="Code_20_Text"/>
      <text:p text:style-name="Code_20_Text">PluginEditor::~PluginEditor()</text:p>
      <text:p text:style-name="Code_20_Text">{</text:p>
      <text:p text:style-name="Code_20_Text">    //[Destructor_pre]. You can add your own custom destruction code here..</text:p>
      <text:p text:style-name="Code_20_Text">    tooltipWindow = nullptr;</text:p>
      <text:p text:style-name="Code_20_Text"/>
      <text:p text:style-name="Code_20_Text">    leftCutoffAttachment = nullptr;</text:p>
      <text:p text:style-name="Code_20_Text">    rightCutoffAttachment = nullptr;</text:p>
      <text:p text:style-name="Code_20_Text">    strengthAttachment = nullptr;</text:p>
      <text:p text:style-name="Code_20_Text">    frequencySpreadAttachment = nullptr;</text:p>
      <text:p text:style-name="Code_20_Text">    attackAttachment = nullptr;</text:p>
      <text:p text:style-name="Code_20_Text">    noiseAttachment = nullptr;</text:p>
      <text:p text:style-name="Code_20_Text">    dynamicSplitEnabledAttachment = nullptr;</text:p>
      <text:p text:style-name="Code_20_Text">    audioProcessor.params.tree-&gt;removeParameterListener("dynamicSplitEnabled", this);</text:p>
      <text:p text:style-name="Code_20_Text"/>
      <text:p text:style-name="Code_20_Text">    //[/Destructor_pre]</text:p>
      <text:p text:style-name="Code_20_Text"/>
      <text:p text:style-name="Code_20_Text">    spectrum_canvas = nullptr;</text:p>
      <text:p text:style-name="Code_20_Text">    leftCutoffSlider = nullptr;</text:p>
      <text:p text:style-name="Code_20_Text">    rightCutoffSlider = nullptr;</text:p>
      <text:p text:style-name="Code_20_Text">    strengthSlider = nullptr;</text:p>
      <text:p text:style-name="Code_20_Text">    frequencySpreadSlider = nullptr;</text:p>
      <text:p text:style-name="Code_20_Text">    dynamicSplitEnabledButton = nullptr;</text:p>
      <text:p text:style-name="Code_20_Text">    attackSlider = nullptr;</text:p>
      <text:p text:style-name="Code_20_Text">    juce__label = nullptr;</text:p>
      <text:p text:style-name="Code_20_Text">    juce__label2 = nullptr;</text:p>
      <text:p text:style-name="Code_20_Text">    juce__label3 = nullptr;</text:p>
      <text:p text:style-name="Code_20_Text">    juce__label4 = nullptr;</text:p>
      <text:p text:style-name="Code_20_Text">    juce__label5 = nullptr;</text:p>
      <text:p text:style-name="Code_20_Text">    noiseSlider = nullptr;</text:p>
      <text:p text:style-name="Code_20_Text">    juce__label6 = nullptr;</text:p>
      <text:p text:style-name="Code_20_Text"/>
      <text:p text:style-name="Code_20_Text"/>
      <text:p text:style-name="Code_20_Text">    //[Destructor]. You can add your own custom destruction code here..</text:p>
      <text:p text:style-name="Code_20_Text"/>
      <text:p text:style-name="Code_20_Text">    //[/Destructor]</text:p>
      <text:p text:style-name="Code_20_Text">}</text:p>
      <text:p text:style-name="Code_20_Text"/>
      <text:p text:style-name="Code_20_Text">//==============================================================================</text:p>
      <text:p text:style-name="Code_20_Text">void PluginEditor::paint (juce::Graphics&amp; g)</text:p>
      <text:p text:style-name="Code_20_Text">{</text:p>
      <text:p text:style-name="Code_20_Text">    //[UserPrePaint] Add your own custom painting code here..</text:p>
      <text:p text:style-name="Code_20_Text">    //[/UserPrePaint]</text:p>
      <text:p text:style-name="Code_20_Text"/>
      <text:p text:style-name="Code_20_Text">    g.fillAll (juce::Colour (0xff323e44));</text:p>
      <text:p text:style-name="Code_20_Text"/>
      <text:p text:style-name="Code_20_Text">    {</text:p>
      <text:p text:style-name="Code_20_Text">        int x = 0, y = -1, width = 452, height = 348;</text:p>
      <text:p text:style-name="Code_20_Text">        juce::Colour fillColour = juce::Colour (0x21ffffff);</text:p>
      <text:p text:style-name="Code_20_Text">        //[UserPaintCustomArguments] Customize the painting arguments here..</text:p>
      <text:p text:style-name="Code_20_Text">        //[/UserPaintCustomArguments]</text:p>
      <text:p text:style-name="Code_20_Text">        g.setColour (fillColour);</text:p>
      <text:p text:style-name="Code_20_Text">        g.fillRect (x, y, width, height);</text:p>
      <text:p text:style-name="Code_20_Text">    }</text:p>
      <text:p text:style-name="Code_20_Text"/>
      <text:p text:style-name="Code_20_Text">    //[UserPaint] Add your own custom painting code here..</text:p>
      <text:p text:style-name="Code_20_Text">    //[/UserPaint]</text:p>
      <text:p text:style-name="Code_20_Text">}</text:p>
      <text:p text:style-name="Code_20_Text"/>
      <text:p text:style-name="Code_20_Text">void PluginEditor::resized()</text:p>
      <text:p text:style-name="Code_20_Text">{</text:p>
      <text:p text:style-name="Code_20_Text">    //[UserPreResize] Add your own custom resize code here..</text:p>
      <text:p text:style-name="Code_20_Text">    //[/UserPreResize]</text:p>
      <text:p text:style-name="Code_20_Text"/>
      <text:p text:style-name="Code_20_Text">    //[UserResized] Add your own custom resize handling here..</text:p>
      <text:p text:style-name="Code_20_Text">    //[/UserResized]</text:p>
      <text:p text:style-name="Code_20_Text">}</text:p>
      <text:p text:style-name="Code_20_Text"/>
      <text:p text:style-name="Code_20_Text"/>
      <text:p text:style-name="Code_20_Text"/>
      <text:p text:style-name="Code_20_Text">//[MiscUserCode] You can add your own definitions of your custom methods or any other code here...</text:p>
      <text:p text:style-name="Code_20_Text">void PluginEditor::parameterChanged (const String&amp; parameterID, float newValue) {</text:p>
      <text:p text:style-name="Code_20_Text">    if (parameterID == "dynamicSplitEnabled") {</text:p>
      <text:p text:style-name="Code_20_Text">        attackSlider-&gt;setEnabled(newValue &gt; 0.5f);</text:p>
      <text:p text:style-name="Code_20_Text">    }</text:p>
      <text:p text:style-name="Code_20_Text">}</text:p>
      <text:p text:style-name="Code_20_Text">//[/MiscUserCode]</text:p>
      <text:p text:style-name="Code_20_Text"/>
      <text:p text:style-name="Code_20_Text"/>
      <text:p text:style-name="Code_20_Text">//==============================================================================</text:p>
      <text:p text:style-name="Code_20_Text">#if 0</text:p>
      <text:p text:style-name="Code_20_Text">/*  -- Projucer information section --</text:p>
      <text:p text:style-name="Code_20_Text"/>
      <text:p text:style-name="Code_20_Text">    This is where the Projucer stores the metadata that describe this GUI layout, so</text:p>
      <text:p text:style-name="Code_20_Text">    make changes in here at your peril!</text:p>
      <text:p text:style-name="Code_20_Text"/>
      <text:p text:style-name="Code_20_Text">BEGIN_JUCER_METADATA</text:p>
      <text:p text:style-name="Code_20_Text"/>
      <text:p text:style-name="Code_20_Text">&lt;JUCER_COMPONENT documentType="Component" className="PluginEditor" componentName=""</text:p>
      <text:p text:style-name="Code_20_Text">                 parentClasses="public juce::AudioProcessorEditor, public juce::AudioProcessorValueTreeState::Listener"</text:p>
      <text:p text:style-name="Code_20_Text">                 constructorParams="PluginProcessor&amp;amp; processor" variableInitialisers="juce::AudioProcessorEditor(processor), audioProcessor(processor)"</text:p>
      <text:p text:style-name="Code_20_Text">                 snapPixels="8" snapActive="1" snapShown="1" overlayOpacity="0.330"</text:p>
      <text:p text:style-name="Code_20_Text">                 fixedSize="1" initialWidth="444" initialHeight="348"&gt;</text:p>
      <text:p text:style-name="Code_20_Text">  &lt;BACKGROUND backgroundColour="ff323e44"&gt;</text:p>
      <text:p text:style-name="Code_20_Text">    &lt;RECT pos="0 -1 452 348" fill="solid: 21ffffff" hasStroke="0"/&gt;</text:p>
      <text:p text:style-name="Code_20_Text">  &lt;/BACKGROUND&gt;</text:p>
      <text:p text:style-name="Code_20_Text">  &lt;GENERICCOMPONENT name="spectrum_canvas" id="c28ba59d3075a746" memberName="spectrum_canvas"</text:p>
      <text:p text:style-name="Code_20_Text">                    virtualName="" explicitFocusOrder="0" pos="144 32 272 192" class="SpectrumCanvas"</text:p>
      <text:p text:style-name="Code_20_Text">                    params="processor.params, processor.rendering"/&gt;</text:p>
      <text:p text:style-name="Code_20_Text">  &lt;SLIDER name="leftCutoffSlider" id="110eb12e1151856" memberName="leftCutoffSlider"</text:p>
      <text:p text:style-name="Code_20_Text">          virtualName="" explicitFocusOrder="0" pos="216 232 128 88" min="1.0"</text:p>
      <text:p text:style-name="Code_20_Text">          max="15000.0" int="0.0" style="RotaryVerticalDrag" textBoxPos="NoTextBox"</text:p>
      <text:p text:style-name="Code_20_Text">          textBoxEditable="1" textBoxWidth="80" textBoxHeight="20" skewFactor="1.0"</text:p>
      <text:p text:style-name="Code_20_Text">          needsCallback="0"/&gt;</text:p>
      <text:p text:style-name="Code_20_Text">  &lt;SLIDER name="rightCutoffSlider" id="f5f11eb2404957fc" memberName="rightCutoffSlider"</text:p>
      <text:p text:style-name="Code_20_Text">          virtualName="" explicitFocusOrder="0" pos="320 232 128 88" min="1.0"</text:p>
      <text:p text:style-name="Code_20_Text">          max="15000.0" int="0.0" style="RotaryVerticalDrag" textBoxPos="NoTextBox"</text:p>
      <text:p text:style-name="Code_20_Text">          textBoxEditable="1" textBoxWidth="80" textBoxHeight="20" skewFactor="1.0"</text:p>
      <text:p text:style-name="Code_20_Text">          needsCallback="0"/&gt;</text:p>
      <text:p text:style-name="Code_20_Text">  &lt;SLIDER name="strengthSlider" id="f56ba4a089565a1e" memberName="strengthSlider"</text:p>
      <text:p text:style-name="Code_20_Text">          virtualName="" explicitFocusOrder="0" pos="0 8 128 88" tooltip="Strength of stereo effect"</text:p>
      <text:p text:style-name="Code_20_Text">          min="0.0" max="2.0" int="0.0" style="RotaryVerticalDrag" textBoxPos="NoTextBox"</text:p>
      <text:p text:style-name="Code_20_Text">          textBoxEditable="1" textBoxWidth="80" textBoxHeight="20" skewFactor="1.0"</text:p>
      <text:p text:style-name="Code_20_Text">          needsCallback="0"/&gt;</text:p>
      <text:p text:style-name="Code_20_Text">  &lt;SLIDER name="frequencySpreadSlider" id="ab103c844f994ea3" memberName="frequencySpreadSlider"</text:p>
      <text:p text:style-name="Code_20_Text">          virtualName="" explicitFocusOrder="0" pos="0 104 128 88" min="0.1"</text:p>
      <text:p text:style-name="Code_20_Text">          max="0.999" int="0.0" style="RotaryVerticalDrag" textBoxPos="NoTextBox"</text:p>
      <text:p text:style-name="Code_20_Text">          textBoxEditable="1" textBoxWidth="80" textBoxHeight="20" skewFactor="1.0"</text:p>
      <text:p text:style-name="Code_20_Text">          needsCallback="0"/&gt;</text:p>
      <text:p text:style-name="Code_20_Text">  &lt;TOGGLEBUTTON name="dynamicSplitEnabledButton" id="1d2e5d0b4ed829bd" memberName="dynamicSplitEnabledButton"</text:p>
      <text:p text:style-name="Code_20_Text">                virtualName="" explicitFocusOrder="0" pos="8 216 112 24" buttonText="Dynamic split"</text:p>
      <text:p text:style-name="Code_20_Text">                connectedEdges="0" needsCallback="0" radioGroupId="0" state="1"/&gt;</text:p>
      <text:p text:style-name="Code_20_Text">  &lt;SLIDER name="attackSlider" id="8781b1d7d0cf8163" memberName="attackSlider"</text:p>
      <text:p text:style-name="Code_20_Text">          virtualName="" explicitFocusOrder="0" pos="0 232 128 88" tooltip="few ew few few few fwe fewf wef ewf ew"</text:p>
      <text:p text:style-name="Code_20_Text">          min="0.0" max="1.0" int="0.0" style="RotaryVerticalDrag" textBoxPos="NoTextBox"</text:p>
      <text:p text:style-name="Code_20_Text">          textBoxEditable="1" textBoxWidth="80" textBoxHeight="20" skewFactor="1.0"</text:p>
      <text:p text:style-name="Code_20_Text">          needsCallback="0"/&gt;</text:p>
      <text:p text:style-name="Code_20_Text">  &lt;LABEL name="Left cutoff" id="8620c0632c450024" memberName="juce__label"</text:p>
      <text:p text:style-name="Code_20_Text">         virtualName="" explicitFocusOrder="0" pos="208 312 144 24" edTextCol="ff000000"</text:p>
      <text:p text:style-name="Code_20_Text">         edBkgCol="0" labelText="Left cutoff" editableSingleClick="0"</text:p>
      <text:p text:style-name="Code_20_Text">         editableDoubleClick="0" focusDiscardsChanges="0" fontname="Default font"</text:p>
      <text:p text:style-name="Code_20_Text">         fontsize="15.0" kerning="0.0" bold="0" italic="0" justification="36"/&gt;</text:p>
      <text:p text:style-name="Code_20_Text">  &lt;LABEL name="Right cutoff" id="40b2fd643a5430b4" memberName="juce__label2"</text:p>
      <text:p text:style-name="Code_20_Text">         virtualName="" explicitFocusOrder="0" pos="312 312 150 24" edTextCol="ff000000"</text:p>
      <text:p text:style-name="Code_20_Text">         edBkgCol="0" labelText="Right cutoff" editableSingleClick="0"</text:p>
      <text:p text:style-name="Code_20_Text">         editableDoubleClick="0" focusDiscardsChanges="0" fontname="Default font"</text:p>
      <text:p text:style-name="Code_20_Text">         fontsize="15.0" kerning="0.0" bold="0" italic="0" justification="36"/&gt;</text:p>
      <text:p text:style-name="Code_20_Text">  &lt;LABEL name="Strength" id="f0af7ab8cc3ea80f" memberName="juce__label3"</text:p>
      <text:p text:style-name="Code_20_Text">         virtualName="" explicitFocusOrder="0" pos="0 80 128 32" edTextCol="ff000000"</text:p>
      <text:p text:style-name="Code_20_Text">         edBkgCol="0" labelText="Strength" editableSingleClick="0" editableDoubleClick="0"</text:p>
      <text:p text:style-name="Code_20_Text">         focusDiscardsChanges="0" fontname="Default font" fontsize="15.0"</text:p>
      <text:p text:style-name="Code_20_Text">         kerning="0.0" bold="0" italic="0" justification="36"/&gt;</text:p>
      <text:p text:style-name="Code_20_Text">  &lt;LABEL name="Frequency spread" id="692de3b7b1d976e" memberName="juce__label4"</text:p>
      <text:p text:style-name="Code_20_Text">         virtualName="" explicitFocusOrder="0" pos="-8 184 152 24" edTextCol="ff000000"</text:p>
      <text:p text:style-name="Code_20_Text">         edBkgCol="0" labelText="Frequency spread" editableSingleClick="0"</text:p>
      <text:p text:style-name="Code_20_Text">         editableDoubleClick="0" focusDiscardsChanges="0" fontname="Default font"</text:p>
      <text:p text:style-name="Code_20_Text">         fontsize="15.0" kerning="0.0" bold="0" italic="0" justification="36"/&gt;</text:p>
      <text:p text:style-name="Code_20_Text">  &lt;LABEL name="Attack" id="2459ebcb1b75d0a3" memberName="juce__label5"</text:p>
      <text:p text:style-name="Code_20_Text">         virtualName="" explicitFocusOrder="0" pos="16 312 96 24" edTextCol="ff000000"</text:p>
      <text:p text:style-name="Code_20_Text">         edBkgCol="0" labelText="Attack" editableSingleClick="0" editableDoubleClick="0"</text:p>
      <text:p text:style-name="Code_20_Text">         focusDiscardsChanges="0" fontname="Default font" fontsize="15.0"</text:p>
      <text:p text:style-name="Code_20_Text">         kerning="0.0" bold="0" italic="0" justification="36"/&gt;</text:p>
      <text:p text:style-name="Code_20_Text">  &lt;SLIDER name="noiseSlider" id="cdc302d03b5071d1" memberName="noiseSlider"</text:p>
      <text:p text:style-name="Code_20_Text">          virtualName="" explicitFocusOrder="0" pos="112 232 128 88" tooltip="few ew few few few fwe fewf wef ewf ew"</text:p>
      <text:p text:style-name="Code_20_Text">          min="0.0" max="1.0" int="0.0" style="RotaryVerticalDrag" textBoxPos="NoTextBox"</text:p>
      <text:p text:style-name="Code_20_Text">          textBoxEditable="1" textBoxWidth="80" textBoxHeight="20" skewFactor="1.0"</text:p>
      <text:p text:style-name="Code_20_Text">          needsCallback="0"/&gt;</text:p>
      <text:p text:style-name="Code_20_Text">  &lt;LABEL name="Noise" id="8052689b5ca1ad00" memberName="juce__label6"</text:p>
      <text:p text:style-name="Code_20_Text">         virtualName="" explicitFocusOrder="0" pos="128 312 96 24" edTextCol="ff000000"</text:p>
      <text:p text:style-name="Code_20_Text">         edBkgCol="0" labelText="Noise" editableSingleClick="0" editableDoubleClick="0"</text:p>
      <text:p text:style-name="Code_20_Text">         focusDiscardsChanges="0" fontname="Default font" fontsize="15.0"</text:p>
      <text:p text:style-name="Code_20_Text">         kerning="0.0" bold="0" italic="0" justification="36"/&gt;</text:p>
      <text:p text:style-name="Code_20_Text">&lt;/JUCER_COMPONENT&gt;</text:p>
      <text:p text:style-name="Code_20_Text"/>
      <text:p text:style-name="Code_20_Text">END_JUCER_METADATA</text:p>
      <text:p text:style-name="Code_20_Text">*/</text:p>
      <text:p text:style-name="Code_20_Text">#endif</text:p>
      <text:p text:style-name="Code_20_Text"/>
      <text:p text:style-name="Code_20_Text"/>
      <text:p text:style-name="Code_20_Text">//[EndFile] You can add extra defines here...</text:p>
      <text:p text:style-name="Code_20_Text">//[/EndFile]</text:p>
      <text:p text:style-name="Code_20_Text"/>
      <text:p text:style-name="Code_20_Text"/>
      <text:p/>
      <text:p text:style-name="Text">1.2 PluginEditor.h</text:p>
      <text:p text:style-name="Code_20_Text">/*</text:p>
      <text:p text:style-name="Code_20_Text">  ==============================================================================</text:p>
      <text:p text:style-name="Code_20_Text"/>
      <text:p text:style-name="Code_20_Text">  This is an automatically generated GUI class created by the Projucer!</text:p>
      <text:p text:style-name="Code_20_Text"/>
      <text:p text:style-name="Code_20_Text">  Be careful when adding custom code to these files, as only the code within</text:p>
      <text:p text:style-name="Code_20_Text">  the "//[xyz]" and "//[/xyz]" sections will be retained when the file is loaded</text:p>
      <text:p text:style-name="Code_20_Text">  and re-saved.</text:p>
      <text:p text:style-name="Code_20_Text"/>
      <text:p text:style-name="Code_20_Text">  Created with Projucer version: 6.0.8</text:p>
      <text:p text:style-name="Code_20_Text"/>
      <text:p text:style-name="Code_20_Text">  ------------------------------------------------------------------------------</text:p>
      <text:p text:style-name="Code_20_Text"/>
      <text:p text:style-name="Code_20_Text">  The Projucer is part of the JUCE library.</text:p>
      <text:p text:style-name="Code_20_Text">  Copyright (c) 2020 - Raw Material Software Limited.</text:p>
      <text:p text:style-name="Code_20_Text"/>
      <text:p text:style-name="Code_20_Text">  ==============================================================================</text:p>
      <text:p text:style-name="Code_20_Text">*/</text:p>
      <text:p text:style-name="Code_20_Text"/>
      <text:p text:style-name="Code_20_Text">#pragma once</text:p>
      <text:p text:style-name="Code_20_Text"/>
      <text:p text:style-name="Code_20_Text">//[Headers]     -- You can add your own extra header files here --</text:p>
      <text:p text:style-name="Code_20_Text">#include &lt;JuceHeader.h&gt;</text:p>
      <text:p text:style-name="Code_20_Text"/>
      <text:p text:style-name="Code_20_Text"/>
      <text:p text:style-name="Code_20_Text">#include "UI/SpectrumCanvas.h"</text:p>
      <text:p text:style-name="Code_20_Text">//[/Headers]</text:p>
      <text:p text:style-name="Code_20_Text"/>
      <text:p text:style-name="Code_20_Text"/>
      <text:p text:style-name="Code_20_Text"/>
      <text:p text:style-name="Code_20_Text">//==============================================================================</text:p>
      <text:p text:style-name="Code_20_Text">/**</text:p>
      <text:p text:style-name="Code_20_Text">                                                                    //[Comments]</text:p>
      <text:p text:style-name="Code_20_Text">    An auto-generated component, created by the Projucer.</text:p>
      <text:p text:style-name="Code_20_Text"/>
      <text:p text:style-name="Code_20_Text">    Describe your class and how it works here!</text:p>
      <text:p text:style-name="Code_20_Text">                                                                    //[/Comments]</text:p>
      <text:p text:style-name="Code_20_Text">*/</text:p>
      <text:p text:style-name="Code_20_Text">class PluginEditor  : public juce::AudioProcessorEditor,</text:p>
      <text:p text:style-name="Code_20_Text">                      public juce::AudioProcessorValueTreeState::Listener</text:p>
      <text:p text:style-name="Code_20_Text">{</text:p>
      <text:p text:style-name="Code_20_Text">public:</text:p>
      <text:p text:style-name="Code_20_Text">    //==============================================================================</text:p>
      <text:p text:style-name="Code_20_Text">    PluginEditor (PluginProcessor&amp; processor);</text:p>
      <text:p text:style-name="Code_20_Text">    ~PluginEditor() override;</text:p>
      <text:p text:style-name="Code_20_Text"/>
      <text:p text:style-name="Code_20_Text">    //==============================================================================</text:p>
      <text:p text:style-name="Code_20_Text">    //[UserMethods]     -- You can add your own custom methods in this section.</text:p>
      <text:p text:style-name="Code_20_Text"/>
      <text:p text:style-name="Code_20_Text">    void parameterChanged (const String&amp; parameterID, float newValue) override;</text:p>
      <text:p text:style-name="Code_20_Text">    //[/UserMethods]</text:p>
      <text:p text:style-name="Code_20_Text"/>
      <text:p text:style-name="Code_20_Text">    void paint (juce::Graphics&amp; g) override;</text:p>
      <text:p text:style-name="Code_20_Text">    void resized() override;</text:p>
      <text:p text:style-name="Code_20_Text"/>
      <text:p text:style-name="Code_20_Text"/>
      <text:p text:style-name="Code_20_Text"/>
      <text:p text:style-name="Code_20_Text">private:</text:p>
      <text:p text:style-name="Code_20_Text">    //[UserVariables]   -- You can add your own custom variables in this section.</text:p>
      <text:p text:style-name="Code_20_Text">    PluginProcessor&amp; audioProcessor;</text:p>
      <text:p text:style-name="Code_20_Text"/>
      <text:p text:style-name="Code_20_Text">    typedef juce::AudioProcessorValueTreeState::SliderAttachment SliderAttachment;</text:p>
      <text:p text:style-name="Code_20_Text">    typedef juce::AudioProcessorValueTreeState::ButtonAttachment ButtonAttachment;</text:p>
      <text:p text:style-name="Code_20_Text"/>
      <text:p text:style-name="Code_20_Text">        std::unique_ptr&lt;SliderAttachment&gt; leftCutoffAttachment, rightCutoffAttachment,</text:p>
      <text:p text:style-name="Code_20_Text">            strengthAttachment, frequencySpreadAttachment, attackAttachment, noiseAttachment;</text:p>
      <text:p text:style-name="Code_20_Text">    std::unique_ptr&lt;ButtonAttachment&gt; dynamicSplitEnabledAttachment;</text:p>
      <text:p text:style-name="Code_20_Text">    std::unique_ptr&lt;TooltipWindow&gt; tooltipWindow;</text:p>
      <text:p text:style-name="Code_20_Text">    //[/UserVariables]</text:p>
      <text:p text:style-name="Code_20_Text"/>
      <text:p text:style-name="Code_20_Text">    //==============================================================================</text:p>
      <text:p text:style-name="Code_20_Text">    std::unique_ptr&lt;SpectrumCanvas&gt; spectrum_canvas;</text:p>
      <text:p text:style-name="Code_20_Text">    std::unique_ptr&lt;juce::Slider&gt; leftCutoffSlider;</text:p>
      <text:p text:style-name="Code_20_Text">    std::unique_ptr&lt;juce::Slider&gt; rightCutoffSlider;</text:p>
      <text:p text:style-name="Code_20_Text">    std::unique_ptr&lt;juce::Slider&gt; strengthSlider;</text:p>
      <text:p text:style-name="Code_20_Text">    std::unique_ptr&lt;juce::Slider&gt; frequencySpreadSlider;</text:p>
      <text:p text:style-name="Code_20_Text">    std::unique_ptr&lt;juce::ToggleButton&gt; dynamicSplitEnabledButton;</text:p>
      <text:p text:style-name="Code_20_Text">    std::unique_ptr&lt;juce::Slider&gt; attackSlider;</text:p>
      <text:p text:style-name="Code_20_Text">    std::unique_ptr&lt;juce::Label&gt; juce__label;</text:p>
      <text:p text:style-name="Code_20_Text">    std::unique_ptr&lt;juce::Label&gt; juce__label2;</text:p>
      <text:p text:style-name="Code_20_Text">    std::unique_ptr&lt;juce::Label&gt; juce__label3;</text:p>
      <text:p text:style-name="Code_20_Text">    std::unique_ptr&lt;juce::Label&gt; juce__label4;</text:p>
      <text:p text:style-name="Code_20_Text">    std::unique_ptr&lt;juce::Label&gt; juce__label5;</text:p>
      <text:p text:style-name="Code_20_Text">    std::unique_ptr&lt;juce::Slider&gt; noiseSlider;</text:p>
      <text:p text:style-name="Code_20_Text">    std::unique_ptr&lt;juce::Label&gt; juce__label6;</text:p>
      <text:p text:style-name="Code_20_Text"/>
      <text:p text:style-name="Code_20_Text"/>
      <text:p text:style-name="Code_20_Text">    //==============================================================================</text:p>
      <text:p text:style-name="Code_20_Text">    JUCE_DECLARE_NON_COPYABLE_WITH_LEAK_DETECTOR (PluginEditor)</text:p>
      <text:p text:style-name="Code_20_Text">};</text:p>
      <text:p text:style-name="Code_20_Text"/>
      <text:p text:style-name="Code_20_Text">//[EndFile] You can add extra defines here...</text:p>
      <text:p text:style-name="Code_20_Text">//[/EndFile]</text:p>
      <text:p text:style-name="Code_20_Text"/>
      <text:p text:style-name="Code_20_Text"/>
      <text:p/>
      <text:p text:style-name="Text">1.3 PluginProcessor.cpp</text:p>
      <text:p text:style-name="Code_20_Text">/*</text:p>
      <text:p text:style-name="Code_20_Text">  ==============================================================================</text:p>
      <text:p text:style-name="Code_20_Text"/>
      <text:p text:style-name="Code_20_Text">    This file contains the basic framework code for a JUCE plugin processor.</text:p>
      <text:p text:style-name="Code_20_Text"/>
      <text:p text:style-name="Code_20_Text">  ==============================================================================</text:p>
      <text:p text:style-name="Code_20_Text">*/</text:p>
      <text:p text:style-name="Code_20_Text">#include "kfr/all.hpp"</text:p>
      <text:p text:style-name="Code_20_Text"/>
      <text:p text:style-name="Code_20_Text">#include "PluginProcessor.h"</text:p>
      <text:p text:style-name="Code_20_Text"/>
      <text:p text:style-name="Code_20_Text">#include &lt;comcat.h&gt;</text:p>
      <text:p text:style-name="Code_20_Text"/>
      <text:p text:style-name="Code_20_Text">#include "PluginEditor.h"</text:p>
      <text:p text:style-name="Code_20_Text"/>
      <text:p text:style-name="Code_20_Text">//==============================================================================</text:p>
      <text:p text:style-name="Code_20_Text">PluginProcessor::PluginProcessor()</text:p>
      <text:p text:style-name="Code_20_Text">     : AudioProcessor (BusesProperties()</text:p>
      <text:p text:style-name="Code_20_Text">                     #if ! JucePlugin_IsMidiEffect</text:p>
      <text:p text:style-name="Code_20_Text">                      #if ! JucePlugin_IsSynth</text:p>
      <text:p text:style-name="Code_20_Text">                       .withInput  ("Input",  juce::AudioChannelSet::stereo(), true)</text:p>
      <text:p text:style-name="Code_20_Text">                      #endif</text:p>
      <text:p text:style-name="Code_20_Text">                       .withOutput ("Output", juce::AudioChannelSet::stereo(), true)</text:p>
      <text:p text:style-name="Code_20_Text">                     #endif</text:p>
      <text:p text:style-name="Code_20_Text">                       ),</text:p>
      <text:p text:style-name="Code_20_Text">                       params(*this),</text:p>
      <text:p text:style-name="Code_20_Text">                       mainProcessor(params, rendering)</text:p>
      <text:p text:style-name="Code_20_Text">{</text:p>
      <text:p text:style-name="Code_20_Text">    setLatencySamples(mainProcessor.getLatencyInSamples());</text:p>
      <text:p text:style-name="Code_20_Text">}</text:p>
      <text:p text:style-name="Code_20_Text"/>
      <text:p text:style-name="Code_20_Text">PluginProcessor::~PluginProcessor()</text:p>
      <text:p text:style-name="Code_20_Text">{</text:p>
      <text:p text:style-name="Code_20_Text">}</text:p>
      <text:p text:style-name="Code_20_Text"/>
      <text:p text:style-name="Code_20_Text">//==============================================================================</text:p>
      <text:p text:style-name="Code_20_Text">const juce::String PluginProcessor::getName() const</text:p>
      <text:p text:style-name="Code_20_Text">{</text:p>
      <text:p text:style-name="Code_20_Text">    return JucePlugin_Name;</text:p>
      <text:p text:style-name="Code_20_Text">}</text:p>
      <text:p text:style-name="Code_20_Text"/>
      <text:p text:style-name="Code_20_Text">bool PluginProcessor::acceptsMidi() const</text:p>
      <text:p text:style-name="Code_20_Text">{</text:p>
      <text:p text:style-name="Code_20_Text">   #if JucePlugin_WantsMidiInput</text:p>
      <text:p text:style-name="Code_20_Text">    return true;</text:p>
      <text:p text:style-name="Code_20_Text">   #else</text:p>
      <text:p text:style-name="Code_20_Text">    return false;</text:p>
      <text:p text:style-name="Code_20_Text">   #endif</text:p>
      <text:p text:style-name="Code_20_Text">}</text:p>
      <text:p text:style-name="Code_20_Text"/>
      <text:p text:style-name="Code_20_Text">bool PluginProcessor::producesMidi() const</text:p>
      <text:p text:style-name="Code_20_Text">{</text:p>
      <text:p text:style-name="Code_20_Text">   #if JucePlugin_ProducesMidiOutput</text:p>
      <text:p text:style-name="Code_20_Text">    return true;</text:p>
      <text:p text:style-name="Code_20_Text">   #else</text:p>
      <text:p text:style-name="Code_20_Text">    return false;</text:p>
      <text:p text:style-name="Code_20_Text">   #endif</text:p>
      <text:p text:style-name="Code_20_Text">}</text:p>
      <text:p text:style-name="Code_20_Text"/>
      <text:p text:style-name="Code_20_Text">bool PluginProcessor::isMidiEffect() const</text:p>
      <text:p text:style-name="Code_20_Text">{</text:p>
      <text:p text:style-name="Code_20_Text">   #if JucePlugin_IsMidiEffect</text:p>
      <text:p text:style-name="Code_20_Text">    return true;</text:p>
      <text:p text:style-name="Code_20_Text">   #else</text:p>
      <text:p text:style-name="Code_20_Text">    return false;</text:p>
      <text:p text:style-name="Code_20_Text">   #endif</text:p>
      <text:p text:style-name="Code_20_Text">}</text:p>
      <text:p text:style-name="Code_20_Text"/>
      <text:p text:style-name="Code_20_Text">double PluginProcessor::getTailLengthSeconds() const</text:p>
      <text:p text:style-name="Code_20_Text">{</text:p>
      <text:p text:style-name="Code_20_Text">    return 0.0;</text:p>
      <text:p text:style-name="Code_20_Text">}</text:p>
      <text:p text:style-name="Code_20_Text"/>
      <text:p text:style-name="Code_20_Text">int PluginProcessor::getNumPrograms()</text:p>
      <text:p text:style-name="Code_20_Text">{</text:p>
      <text:p text:style-name="Code_20_Text">    return 1;   // NB: some hosts don't cope very well if you tell them there are 0 programs,</text:p>
      <text:p text:style-name="Code_20_Text">                // so this should be at least 1, even if you're not really implementing programs.</text:p>
      <text:p text:style-name="Code_20_Text">}</text:p>
      <text:p text:style-name="Code_20_Text"/>
      <text:p text:style-name="Code_20_Text">int PluginProcessor::getCurrentProgram()</text:p>
      <text:p text:style-name="Code_20_Text">{</text:p>
      <text:p text:style-name="Code_20_Text">    return 0;</text:p>
      <text:p text:style-name="Code_20_Text">}</text:p>
      <text:p text:style-name="Code_20_Text"/>
      <text:p text:style-name="Code_20_Text">void PluginProcessor::setCurrentProgram (int index)</text:p>
      <text:p text:style-name="Code_20_Text">{</text:p>
      <text:p text:style-name="Code_20_Text">}</text:p>
      <text:p text:style-name="Code_20_Text"/>
      <text:p text:style-name="Code_20_Text">const juce::String PluginProcessor::getProgramName (int index)</text:p>
      <text:p text:style-name="Code_20_Text">{</text:p>
      <text:p text:style-name="Code_20_Text">    return {};</text:p>
      <text:p text:style-name="Code_20_Text">}</text:p>
      <text:p text:style-name="Code_20_Text"/>
      <text:p text:style-name="Code_20_Text">void PluginProcessor::changeProgramName (int index, const juce::String&amp; newName)</text:p>
      <text:p text:style-name="Code_20_Text">{</text:p>
      <text:p text:style-name="Code_20_Text">}</text:p>
      <text:p text:style-name="Code_20_Text">std::vector&lt;std::queue&lt;float&gt;&gt; lastValues;</text:p>
      <text:p text:style-name="Code_20_Text"/>
      <text:p text:style-name="Code_20_Text">//==============================================================================</text:p>
      <text:p text:style-name="Code_20_Text">void PluginProcessor::prepareToPlay (double sampleRate, int samplesPerBlock)</text:p>
      <text:p text:style-name="Code_20_Text">{</text:p>
      <text:p text:style-name="Code_20_Text">    lastValues.resize(0);</text:p>
      <text:p text:style-name="Code_20_Text">    params.sampleRate = sampleRate;</text:p>
      <text:p text:style-name="Code_20_Text">    params.maxSamplesPerBlock = samplesPerBlock;</text:p>
      <text:p text:style-name="Code_20_Text">    mainProcessor.reset();</text:p>
      <text:p text:style-name="Code_20_Text">}</text:p>
      <text:p text:style-name="Code_20_Text"/>
      <text:p text:style-name="Code_20_Text">void PluginProcessor::releaseResources()</text:p>
      <text:p text:style-name="Code_20_Text">{</text:p>
      <text:p text:style-name="Code_20_Text">    // When playback stops, you can use this as an opportunity to free up any</text:p>
      <text:p text:style-name="Code_20_Text">    // spare memory, etc.</text:p>
      <text:p text:style-name="Code_20_Text">}</text:p>
      <text:p text:style-name="Code_20_Text"/>
      <text:p text:style-name="Code_20_Text">#ifndef JucePlugin_PreferredChannelConfigurations</text:p>
      <text:p text:style-name="Code_20_Text">bool PluginProcessor::isBusesLayoutSupported (const BusesLayout&amp; layouts) const</text:p>
      <text:p text:style-name="Code_20_Text">{</text:p>
      <text:p text:style-name="Code_20_Text">  #if JucePlugin_IsMidiEffect</text:p>
      <text:p text:style-name="Code_20_Text">    juce::ignoreUnused (layouts);</text:p>
      <text:p text:style-name="Code_20_Text">    return true;</text:p>
      <text:p text:style-name="Code_20_Text">  #else</text:p>
      <text:p text:style-name="Code_20_Text">    // This is the place where you check if the layout is supported.</text:p>
      <text:p text:style-name="Code_20_Text">    // In this template code we only support mono or stereo.</text:p>
      <text:p text:style-name="Code_20_Text">    if (layouts.getMainOutputChannelSet() != juce::AudioChannelSet::mono()</text:p>
      <text:p text:style-name="Code_20_Text">     &amp;&amp; layouts.getMainOutputChannelSet() != juce::AudioChannelSet::stereo())</text:p>
      <text:p text:style-name="Code_20_Text">        return false;</text:p>
      <text:p text:style-name="Code_20_Text"/>
      <text:p text:style-name="Code_20_Text">    // This checks if the input layout matches the output layout</text:p>
      <text:p text:style-name="Code_20_Text">   #if ! JucePlugin_IsSynth</text:p>
      <text:p text:style-name="Code_20_Text">    if (layouts.getMainOutputChannelSet() != layouts.getMainInputChannelSet())</text:p>
      <text:p text:style-name="Code_20_Text">        return false;</text:p>
      <text:p text:style-name="Code_20_Text">   #endif</text:p>
      <text:p text:style-name="Code_20_Text"/>
      <text:p text:style-name="Code_20_Text">    return true;</text:p>
      <text:p text:style-name="Code_20_Text">  #endif</text:p>
      <text:p text:style-name="Code_20_Text">}</text:p>
      <text:p text:style-name="Code_20_Text">#endif</text:p>
      <text:p text:style-name="Code_20_Text"/>
      <text:p text:style-name="Code_20_Text">void PluginProcessor::processBlock (juce::AudioBuffer&lt;float&gt;&amp; buffer, juce::MidiBuffer&amp; midiMessages)</text:p>
      <text:p text:style-name="Code_20_Text">{</text:p>
      <text:p text:style-name="Code_20_Text">    juce::ScopedNoDenormals noDenormals;</text:p>
      <text:p text:style-name="Code_20_Text">    auto totalNumInputChannels  = getTotalNumInputChannels();</text:p>
      <text:p text:style-name="Code_20_Text">    auto totalNumOutputChannels = getTotalNumOutputChannels();</text:p>
      <text:p text:style-name="Code_20_Text"/>
      <text:p text:style-name="Code_20_Text">    for (auto i = totalNumInputChannels; i &lt; totalNumOutputChannels; ++i)</text:p>
      <text:p text:style-name="Code_20_Text">        buffer.clear (i, 0, buffer.getNumSamples());</text:p>
      <text:p text:style-name="Code_20_Text">    lastValues.resize(buffer.getNumChannels());</text:p>
      <text:p text:style-name="Code_20_Text"/>
      <text:p text:style-name="Code_20_Text">    kfr::univector&lt;kfr::univector&lt;kfr::f32, 0&gt;, 2&gt; data({</text:p>
      <text:p text:style-name="Code_20_Text">            kfr::make_array_ref(buffer.getWritePointer(0),</text:p>
      <text:p text:style-name="Code_20_Text">                                buffer.getNumSamples()),</text:p>
      <text:p text:style-name="Code_20_Text">            kfr::make_array_ref(buffer.getWritePointer(1),</text:p>
      <text:p text:style-name="Code_20_Text">                                buffer.getNumSamples())</text:p>
      <text:p text:style-name="Code_20_Text">    });</text:p>
      <text:p text:style-name="Code_20_Text"/>
      <text:p text:style-name="Code_20_Text">    mainProcessor.process(data);</text:p>
      <text:p text:style-name="Code_20_Text">}</text:p>
      <text:p text:style-name="Code_20_Text"/>
      <text:p text:style-name="Code_20_Text">void PluginProcessor::processBlockBypassed(juce::AudioBuffer&lt;float&gt;&amp; buffer, juce::MidiBuffer&amp; midiMessages)</text:p>
      <text:p text:style-name="Code_20_Text">{</text:p>
      <text:p text:style-name="Code_20_Text">}</text:p>
      <text:p text:style-name="Code_20_Text"/>
      <text:p text:style-name="Code_20_Text">bool PluginProcessor::hasEditor() const</text:p>
      <text:p text:style-name="Code_20_Text">{</text:p>
      <text:p text:style-name="Code_20_Text">    return true; // (change this to false if you choose to not supply an editor)</text:p>
      <text:p text:style-name="Code_20_Text">}</text:p>
      <text:p text:style-name="Code_20_Text"/>
      <text:p text:style-name="Code_20_Text">juce::AudioProcessorEditor* PluginProcessor::createEditor()</text:p>
      <text:p text:style-name="Code_20_Text">{</text:p>
      <text:p text:style-name="Code_20_Text">    return new PluginEditor(*this);</text:p>
      <text:p text:style-name="Code_20_Text">}</text:p>
      <text:p text:style-name="Code_20_Text"/>
      <text:p text:style-name="Code_20_Text">//==============================================================================</text:p>
      <text:p text:style-name="Code_20_Text">void PluginProcessor::getStateInformation (juce::MemoryBlock&amp; destData)</text:p>
      <text:p text:style-name="Code_20_Text">{</text:p>
      <text:p text:style-name="Code_20_Text">    auto state = params.tree-&gt;copyState();</text:p>
      <text:p text:style-name="Code_20_Text">    std::unique_ptr&lt;juce::XmlElement&gt; xml (state.createXml());</text:p>
      <text:p text:style-name="Code_20_Text">    copyXmlToBinary (*xml, destData);</text:p>
      <text:p text:style-name="Code_20_Text">}</text:p>
      <text:p text:style-name="Code_20_Text"/>
      <text:p text:style-name="Code_20_Text">void PluginProcessor::setStateInformation (const void* data, int sizeInBytes)</text:p>
      <text:p text:style-name="Code_20_Text">{</text:p>
      <text:p text:style-name="Code_20_Text">    std::unique_ptr&lt;juce::XmlElement&gt; xmlState (getXmlFromBinary (data, sizeInBytes));</text:p>
      <text:p text:style-name="Code_20_Text"/>
      <text:p text:style-name="Code_20_Text">    if (xmlState != nullptr)</text:p>
      <text:p text:style-name="Code_20_Text">        if (xmlState-&gt;hasTagName (params.tree-&gt;state.getType()))</text:p>
      <text:p text:style-name="Code_20_Text">            params.tree-&gt;replaceState (juce::ValueTree::fromXml (*xmlState));</text:p>
      <text:p text:style-name="Code_20_Text">}</text:p>
      <text:p text:style-name="Code_20_Text"/>
      <text:p text:style-name="Code_20_Text">//==============================================================================</text:p>
      <text:p text:style-name="Code_20_Text">// This creates new instances of the plugin..</text:p>
      <text:p text:style-name="Code_20_Text">juce::AudioProcessor* JUCE_CALLTYPE createPluginFilter()</text:p>
      <text:p text:style-name="Code_20_Text">{</text:p>
      <text:p text:style-name="Code_20_Text">    return new PluginProcessor();</text:p>
      <text:p text:style-name="Code_20_Text">}</text:p>
      <text:p text:style-name="Code_20_Text"/>
      <text:p/>
      <text:p text:style-name="Text">1.4 PluginProcessor.h</text:p>
      <text:p text:style-name="Code_20_Text">/*</text:p>
      <text:p text:style-name="Code_20_Text">  ==============================================================================</text:p>
      <text:p text:style-name="Code_20_Text"/>
      <text:p text:style-name="Code_20_Text">    This file contains the basic framework code for a JUCE plugin processor.</text:p>
      <text:p text:style-name="Code_20_Text"/>
      <text:p text:style-name="Code_20_Text">  ==============================================================================</text:p>
      <text:p text:style-name="Code_20_Text">*/</text:p>
      <text:p text:style-name="Code_20_Text"/>
      <text:p text:style-name="Code_20_Text">#pragma once</text:p>
      <text:p text:style-name="Code_20_Text"/>
      <text:p text:style-name="Code_20_Text">#include "JuceHeader.h"</text:p>
      <text:p text:style-name="Code_20_Text">#include "Processing/MainProcessor.h"</text:p>
      <text:p text:style-name="Code_20_Text">#include "Processing/ProcessingRendering.h"</text:p>
      <text:p text:style-name="Code_20_Text"/>
      <text:p text:style-name="Code_20_Text">//==============================================================================</text:p>
      <text:p text:style-name="Code_20_Text">/**</text:p>
      <text:p text:style-name="Code_20_Text">*/</text:p>
      <text:p text:style-name="Code_20_Text">class PluginProcessor  : public juce::AudioProcessor</text:p>
      <text:p text:style-name="Code_20_Text">{</text:p>
      <text:p text:style-name="Code_20_Text">public:</text:p>
      <text:p text:style-name="Code_20_Text">    //==============================================================================</text:p>
      <text:p text:style-name="Code_20_Text">    PluginProcessor();</text:p>
      <text:p text:style-name="Code_20_Text">    ~PluginProcessor() override;</text:p>
      <text:p text:style-name="Code_20_Text"/>
      <text:p text:style-name="Code_20_Text">    //==============================================================================</text:p>
      <text:p text:style-name="Code_20_Text">    void prepareToPlay (double sampleRate, int samplesPerBlock) override;</text:p>
      <text:p text:style-name="Code_20_Text">    void releaseResources() override;</text:p>
      <text:p text:style-name="Code_20_Text"/>
      <text:p text:style-name="Code_20_Text">   #ifndef JucePlugin_PreferredChannelConfigurations</text:p>
      <text:p text:style-name="Code_20_Text">    bool isBusesLayoutSupported (const BusesLayout&amp; layouts) const override;</text:p>
      <text:p text:style-name="Code_20_Text">   #endif</text:p>
      <text:p text:style-name="Code_20_Text"/>
      <text:p text:style-name="Code_20_Text">    void processBlock (juce::AudioBuffer&lt;float&gt;&amp;, juce::MidiBuffer&amp;) override;</text:p>
      <text:p text:style-name="Code_20_Text">    void processBlockBypassed (juce::AudioBuffer&lt;float&gt;&amp;, juce::MidiBuffer&amp;) override;</text:p>
      <text:p text:style-name="Code_20_Text">    //==============================================================================</text:p>
      <text:p text:style-name="Code_20_Text">    juce::AudioProcessorEditor* createEditor() override;</text:p>
      <text:p text:style-name="Code_20_Text">    bool hasEditor() const override;</text:p>
      <text:p text:style-name="Code_20_Text"/>
      <text:p text:style-name="Code_20_Text">    //==============================================================================</text:p>
      <text:p text:style-name="Code_20_Text">    const juce::String getName() const override;</text:p>
      <text:p text:style-name="Code_20_Text"/>
      <text:p text:style-name="Code_20_Text">    bool acceptsMidi() const override;</text:p>
      <text:p text:style-name="Code_20_Text">    bool producesMidi() const override;</text:p>
      <text:p text:style-name="Code_20_Text">    bool isMidiEffect() const override;</text:p>
      <text:p text:style-name="Code_20_Text">    double getTailLengthSeconds() const override;</text:p>
      <text:p text:style-name="Code_20_Text"/>
      <text:p text:style-name="Code_20_Text">    //==============================================================================</text:p>
      <text:p text:style-name="Code_20_Text">    int getNumPrograms() override;</text:p>
      <text:p text:style-name="Code_20_Text">    int getCurrentProgram() override;</text:p>
      <text:p text:style-name="Code_20_Text">    void setCurrentProgram (int index) override;</text:p>
      <text:p text:style-name="Code_20_Text">    const juce::String getProgramName (int index) override;</text:p>
      <text:p text:style-name="Code_20_Text">    void changeProgramName (int index, const juce::String&amp; newName) override;</text:p>
      <text:p text:style-name="Code_20_Text"/>
      <text:p text:style-name="Code_20_Text">    //==============================================================================</text:p>
      <text:p text:style-name="Code_20_Text">    void getStateInformation (juce::MemoryBlock&amp; destData) override;</text:p>
      <text:p text:style-name="Code_20_Text">    void setStateInformation (const void* data, int sizeInBytes) override;</text:p>
      <text:p text:style-name="Code_20_Text"/>
      <text:p text:style-name="Code_20_Text">    ProcessingRendering rendering;</text:p>
      <text:p text:style-name="Code_20_Text">    ProcessingParams params;</text:p>
      <text:p text:style-name="Code_20_Text">    MainProcessor mainProcessor;</text:p>
      <text:p text:style-name="Code_20_Text">private:</text:p>
      <text:p text:style-name="Code_20_Text">    //==============================================================================</text:p>
      <text:p text:style-name="Code_20_Text">    JUCE_DECLARE_NON_COPYABLE_WITH_LEAK_DETECTOR (PluginProcessor)</text:p>
      <text:p text:style-name="Code_20_Text">};</text:p>
      <text:p text:style-name="Code_20_Text"/>
      <text:p/>
      <text:p text:style-name="Text">1.5 DataAccumulator.cpp</text:p>
      <text:p text:style-name="Code_20_Text">#include "DataAccumulator.h"</text:p>
      <text:p text:style-name="Code_20_Text">#include "JuceHeader.h"</text:p>
      <text:p text:style-name="Code_20_Text"/>
      <text:p text:style-name="Code_20_Text">DataAccumulator::DataAccumulator(): buffer_pos(0), buffer_size(-1), buffer(0) {</text:p>
      <text:p text:style-name="Code_20_Text">}</text:p>
      <text:p text:style-name="Code_20_Text"/>
      <text:p text:style-name="Code_20_Text">void DataAccumulator::reset(int maxSamplesPerBlock, int maxRequestLength) {</text:p>
      <text:p text:style-name="Code_20_Text">    buffer_pos = 0;</text:p>
      <text:p text:style-name="Code_20_Text">    buffer_size = 0;</text:p>
      <text:p text:style-name="Code_20_Text">    buffer.resize(std::max(maxSamplesPerBlock *8, maxRequestLength * 8));</text:p>
      <text:p text:style-name="Code_20_Text">}</text:p>
      <text:p text:style-name="Code_20_Text"/>
      <text:p text:style-name="Code_20_Text">void DataAccumulator::addDataSamples(const kfr::univector_ref&lt;kfr::f32&gt; &amp;data) {</text:p>
      <text:p text:style-name="Code_20_Text">    jassert(buffer.size() != 0); // not init</text:p>
      <text:p text:style-name="Code_20_Text"/>
      <text:p text:style-name="Code_20_Text">    if (buffer_pos + buffer_size + data.size() &gt;= buffer.size()) {</text:p>
      <text:p text:style-name="Code_20_Text">        builtin_memcpy(&amp;buffer[0], &amp;buffer[buffer_pos], buffer_size * sizeof(kfr::f32));</text:p>
      <text:p text:style-name="Code_20_Text">        buffer_pos = 0;</text:p>
      <text:p text:style-name="Code_20_Text">    }</text:p>
      <text:p text:style-name="Code_20_Text">    jassert(buffer_pos + buffer_size + data.size() &lt; buffer.size());</text:p>
      <text:p text:style-name="Code_20_Text">    builtin_memcpy(&amp;buffer[buffer_pos + buffer_size], &amp;data[0], data.size() * sizeof(kfr::f32));</text:p>
      <text:p text:style-name="Code_20_Text">    buffer_size += data.size();</text:p>
      <text:p text:style-name="Code_20_Text">}</text:p>
      <text:p text:style-name="Code_20_Text"/>
      <text:p text:style-name="Code_20_Text">kfr::univector_ref&lt;kfr::f32&gt; DataAccumulator::getData(int left, int right) {</text:p>
      <text:p text:style-name="Code_20_Text">    jassert(left + right &lt;= buffer_size);</text:p>
      <text:p text:style-name="Code_20_Text">    kfr::univector_ref&lt;kfr::f32&gt; res(buffer.slice(buffer_pos, left + right));</text:p>
      <text:p text:style-name="Code_20_Text">    buffer_pos += left;</text:p>
      <text:p text:style-name="Code_20_Text">    buffer_size -= left;</text:p>
      <text:p text:style-name="Code_20_Text">    return res;</text:p>
      <text:p text:style-name="Code_20_Text">}</text:p>
      <text:p text:style-name="Code_20_Text"/>
      <text:p text:style-name="Code_20_Text"/>
      <text:p text:style-name="Code_20_Text"/>
      <text:p/>
      <text:p text:style-name="Text">1.6 DataAccumulator.h</text:p>
      <text:p text:style-name="Code_20_Text">#pragma once</text:p>
      <text:p text:style-name="Code_20_Text"/>
      <text:p text:style-name="Code_20_Text">#include "kfr/all.hpp"</text:p>
      <text:p text:style-name="Code_20_Text"/>
      <text:p text:style-name="Code_20_Text">class DataAccumulator {</text:p>
      <text:p text:style-name="Code_20_Text">public:</text:p>
      <text:p text:style-name="Code_20_Text">    DataAccumulator();</text:p>
      <text:p text:style-name="Code_20_Text">    void addDataSamples(const kfr::univector_ref&lt;kfr::f32&gt;&amp; data) ;</text:p>
      <text:p text:style-name="Code_20_Text"/>
      <text:p text:style-name="Code_20_Text">    void reset(int maxSamplesPerBlock, int maxRequestLength);</text:p>
      <text:p text:style-name="Code_20_Text"/>
      <text:p text:style-name="Code_20_Text">    // returns [pos-left, pos+right]</text:p>
      <text:p text:style-name="Code_20_Text">    // left samples will be dropped</text:p>
      <text:p text:style-name="Code_20_Text">    kfr::univector_ref&lt;kfr::f32&gt; getData(int left, int right);</text:p>
      <text:p text:style-name="Code_20_Text"/>
      <text:p text:style-name="Code_20_Text">    int size() { return buffer_size; }</text:p>
      <text:p text:style-name="Code_20_Text"/>
      <text:p text:style-name="Code_20_Text">private:</text:p>
      <text:p text:style-name="Code_20_Text">    kfr::univector&lt;kfr::f32&gt; buffer;</text:p>
      <text:p text:style-name="Code_20_Text">    int buffer_pos, buffer_size;</text:p>
      <text:p text:style-name="Code_20_Text">};</text:p>
      <text:p text:style-name="Code_20_Text"/>
      <text:p/>
      <text:p text:style-name="Text">1.7 MainProcessor.cpp</text:p>
      <text:p text:style-name="Code_20_Text">#pragma clang diagnostic push</text:p>
      <text:p text:style-name="Code_20_Text">#pragma ide diagnostic ignored "performance-unnecessary-value-param"</text:p>
      <text:p text:style-name="Code_20_Text">#include "MainProcessor.h"</text:p>
      <text:p text:style-name="Code_20_Text"/>
      <text:p text:style-name="Code_20_Text">using namespace kfr;</text:p>
      <text:p text:style-name="Code_20_Text"/>
      <text:p text:style-name="Code_20_Text">MainProcessor::MainProcessor(ProcessingParams&amp; _params, ProcessingRendering&amp; _rendering):</text:p>
      <text:p text:style-name="Code_20_Text">    params(_params),</text:p>
      <text:p text:style-name="Code_20_Text">    rendering(_rendering),</text:p>
      <text:p text:style-name="Code_20_Text">    dftPlan(FFT_SZ),</text:p>
      <text:p text:style-name="Code_20_Text">    dftPlanTemp(dftPlan.temp_size),</text:p>
      <text:p text:style-name="Code_20_Text">    dftWindow(window_hann(FFT_SZ)) {</text:p>
      <text:p text:style-name="Code_20_Text">}</text:p>
      <text:p text:style-name="Code_20_Text"/>
      <text:p text:style-name="Code_20_Text"/>
      <text:p text:style-name="Code_20_Text">void MainProcessor::reset() {</text:p>
      <text:p text:style-name="Code_20_Text">    univector&lt;f32&gt; zeros(getLatencyInSamples(), 0);</text:p>
      <text:p text:style-name="Code_20_Text">    int ovCont = OVERLAP_COUNT;</text:p>
      <text:p text:style-name="Code_20_Text">    univector&lt;f32&gt; overlapZeros(OVERLAP_COUNT, 0);</text:p>
      <text:p text:style-name="Code_20_Text"/>
      <text:p text:style-name="Code_20_Text">    inSumAccumulator.reset(params.maxSamplesPerBlock, FFT_SZ);</text:p>
      <text:p text:style-name="Code_20_Text">    inSumAccumulator.addDataSamples(zeros);</text:p>
      <text:p text:style-name="Code_20_Text">    for (int i = 0; i &lt; 2; i++) {</text:p>
      <text:p text:style-name="Code_20_Text">        inAccumulators[i].reset(params.maxSamplesPerBlock, FFT_SZ);</text:p>
      <text:p text:style-name="Code_20_Text">        inAccumulators[i].addDataSamples(zeros);</text:p>
      <text:p text:style-name="Code_20_Text">        outAccumulators[i].reset(params.maxSamplesPerBlock, FFT_SZ);</text:p>
      <text:p text:style-name="Code_20_Text">        fftOutAccumulators[i].reset(params.maxSamplesPerBlock, FFT_SZ);</text:p>
      <text:p text:style-name="Code_20_Text">        fftOutAccumulators[i].addDataSamples(overlapZeros);</text:p>
      <text:p text:style-name="Code_20_Text">    }</text:p>
      <text:p text:style-name="Code_20_Text">}</text:p>
      <text:p text:style-name="Code_20_Text"/>
      <text:p text:style-name="Code_20_Text">void MainProcessor::process(univector&lt;univector&lt;f32, 0&gt;, 2&gt; data) {</text:p>
      <text:p text:style-name="Code_20_Text">   /* for (int i = 0; i &lt; 2; i++) {</text:p>
      <text:p text:style-name="Code_20_Text">        inAccumulators[i].addDataSamples(data[i]);</text:p>
      <text:p text:style-name="Code_20_Text">    }*/</text:p>
      <text:p text:style-name="Code_20_Text">    static int iterCount = 0;</text:p>
      <text:p text:style-name="Code_20_Text">    iterCount++;</text:p>
      <text:p text:style-name="Code_20_Text"/>
      <text:p text:style-name="Code_20_Text">    data[0] += data[1];</text:p>
      <text:p text:style-name="Code_20_Text">    data[0] /= 2;</text:p>
      <text:p text:style-name="Code_20_Text">    inSumAccumulator.addDataSamples(data[0]);</text:p>
      <text:p text:style-name="Code_20_Text"/>
      <text:p text:style-name="Code_20_Text">    processFFTForAccumulator(inSumAccumulator, fftOutAccumulators[0], fftOutAccumulators[1]);</text:p>
      <text:p text:style-name="Code_20_Text"/>
      <text:p text:style-name="Code_20_Text">    static univector&lt;f32, FFT_SZ / 2&gt; overlapAddBuffer;</text:p>
      <text:p text:style-name="Code_20_Text">    for (int i = 0; i &lt; 2; i++) {</text:p>
      <text:p text:style-name="Code_20_Text">        // overlap-add</text:p>
      <text:p text:style-name="Code_20_Text">        while (fftOutAccumulators[i].size() &gt;= 2 * OVERLAP_COUNT) {</text:p>
      <text:p text:style-name="Code_20_Text">            univector_ref&lt;f32&gt; leftSegment(fftOutAccumulators[i].getData(OVERLAP_COUNT, 0));</text:p>
      <text:p text:style-name="Code_20_Text">            univector_ref&lt;f32&gt; mediumSegment(fftOutAccumulators[i].getData(OVERLAP_COUNT,0));</text:p>
      <text:p text:style-name="Code_20_Text"/>
      <text:p text:style-name="Code_20_Text">            std::fill(overlapAddBuffer.begin(), overlapAddBuffer.end(), 0);</text:p>
      <text:p text:style-name="Code_20_Text">            overlapAddBuffer += leftSegment;</text:p>
      <text:p text:style-name="Code_20_Text">            overlapAddBuffer += mediumSegment;</text:p>
      <text:p text:style-name="Code_20_Text">            overlapAddBuffer /= 2.f;</text:p>
      <text:p text:style-name="Code_20_Text"/>
      <text:p text:style-name="Code_20_Text">            outAccumulators[i].addDataSamples(overlapAddBuffer);</text:p>
      <text:p text:style-name="Code_20_Text">        }</text:p>
      <text:p text:style-name="Code_20_Text"/>
      <text:p text:style-name="Code_20_Text"/>
      <text:p text:style-name="Code_20_Text">        jassert(fftOutAccumulators[i].size() == OVERLAP_COUNT);</text:p>
      <text:p text:style-name="Code_20_Text"/>
      <text:p text:style-name="Code_20_Text">    }</text:p>
      <text:p text:style-name="Code_20_Text"/>
      <text:p text:style-name="Code_20_Text">    for (int i = 0; i &lt; 2; i++) {</text:p>
      <text:p text:style-name="Code_20_Text">        univector_ref&lt;f32&gt; res(outAccumulators[i].getData(data[i].size(), 0));</text:p>
      <text:p text:style-name="Code_20_Text">        builtin_memcpy(&amp;data[i][0], &amp;res[0], data[i].size() * sizeof(f32));</text:p>
      <text:p text:style-name="Code_20_Text">    }</text:p>
      <text:p text:style-name="Code_20_Text">}</text:p>
      <text:p text:style-name="Code_20_Text"/>
      <text:p text:style-name="Code_20_Text">void MainProcessor::processFFTForAccumulator(DataAccumulator&amp; inAccumulator,</text:p>
      <text:p text:style-name="Code_20_Text">                                             DataAccumulator&amp; outAccumulator1,</text:p>
      <text:p text:style-name="Code_20_Text">                                             DataAccumulator&amp; outAccumulator2) {</text:p>
      <text:p text:style-name="Code_20_Text">    while (inAccumulator.size() &gt;= FFT_SZ) {</text:p>
      <text:p text:style-name="Code_20_Text">        univector_ref&lt;f32&gt; in = inAccumulator.getData(FFT_SZ - OVERLAP_COUNT, OVERLAP_COUNT);</text:p>
      <text:p text:style-name="Code_20_Text"/>
      <text:p text:style-name="Code_20_Text">        static univector&lt;complex&lt;f32&gt;, FFT_RES_SZ&gt; fftOut;</text:p>
      <text:p text:style-name="Code_20_Text">        dftPlan.execute(fftOut, in, dftPlanTemp); // direct; returns FFT_SZ / 2 + 1 array</text:p>
      <text:p text:style-name="Code_20_Text"/>
      <text:p text:style-name="Code_20_Text">        static univector&lt;complex&lt;f32&gt;, FFT_RES_SZ&gt; fftOut1, fftOut2;</text:p>
      <text:p text:style-name="Code_20_Text">        applyConversionsToFFT(fftOut, fftOut1, fftOut2);</text:p>
      <text:p text:style-name="Code_20_Text"/>
      <text:p text:style-name="Code_20_Text">        performIFFTAndWrite(fftOut1, outAccumulator1);</text:p>
      <text:p text:style-name="Code_20_Text">        performIFFTAndWrite(fftOut2, outAccumulator2);</text:p>
      <text:p text:style-name="Code_20_Text">    }</text:p>
      <text:p text:style-name="Code_20_Text">}</text:p>
      <text:p text:style-name="Code_20_Text"/>
      <text:p text:style-name="Code_20_Text"/>
      <text:p text:style-name="Code_20_Text">void MainProcessor::performIFFTAndWrite(vecfft&amp; in, DataAccumulator&amp; outAccumulator) {</text:p>
      <text:p text:style-name="Code_20_Text">    static univector&lt;f32, FFT_SZ&gt; ifftResult;</text:p>
      <text:p text:style-name="Code_20_Text">    dftPlan.execute(ifftResult, in , dftPlanTemp); // inverse</text:p>
      <text:p text:style-name="Code_20_Text">    ifftResult *= dftWindow;</text:p>
      <text:p text:style-name="Code_20_Text">    ifftResult /= FFT_SZ;</text:p>
      <text:p text:style-name="Code_20_Text"/>
      <text:p text:style-name="Code_20_Text">    outAccumulator.addDataSamples(ifftResult);</text:p>
      <text:p text:style-name="Code_20_Text">}</text:p>
      <text:p text:style-name="Code_20_Text"/>
      <text:p text:style-name="Code_20_Text"/>
      <text:p text:style-name="Code_20_Text">inline complex&lt;f32&gt; convertToCartesian(const complex&lt;f32&gt;&amp; a) {</text:p>
      <text:p text:style-name="Code_20_Text">    auto x = std::polar(a.real(), a.imag());</text:p>
      <text:p text:style-name="Code_20_Text">    return {x.real(), x.imag()};</text:p>
      <text:p text:style-name="Code_20_Text">}</text:p>
      <text:p text:style-name="Code_20_Text"/>
      <text:p text:style-name="Code_20_Text">#define magnitudes(x) real(x)</text:p>
      <text:p text:style-name="Code_20_Text">#define phases(x) imag(x)</text:p>
      <text:p text:style-name="Code_20_Text">#define magnitude(x) x.real()</text:p>
      <text:p text:style-name="Code_20_Text">#define phase(x) x.imag()</text:p>
      <text:p text:style-name="Code_20_Text"/>
      <text:p text:style-name="Code_20_Text"/>
      <text:p text:style-name="Code_20_Text">void MainProcessor::applyConversionsToFFT(vecfft&amp; fftData, vecfft&amp; res1, vecfft&amp; res2) {</text:p>
      <text:p text:style-name="Code_20_Text">    fftData = kfr::polar(fftData);</text:p>
      <text:p text:style-name="Code_20_Text"/>
      <text:p text:style-name="Code_20_Text">    static univector&lt;f32, FFT_RES_SZ&gt; lastSound;</text:p>
      <text:p text:style-name="Code_20_Text">    lastSound = magnitudes(fftData);</text:p>
      <text:p text:style-name="Code_20_Text">    rendering.lastSound.addValues(lastSound.data(), lastSound.size());</text:p>
      <text:p text:style-name="Code_20_Text"/>
      <text:p text:style-name="Code_20_Text">    res1 = fftData;</text:p>
      <text:p text:style-name="Code_20_Text">    res2 = fftData;</text:p>
      <text:p text:style-name="Code_20_Text"/>
      <text:p text:style-name="Code_20_Text">    processSplit(fftData, res1, res2);</text:p>
      <text:p text:style-name="Code_20_Text"/>
      <text:p text:style-name="Code_20_Text"/>
      <text:p text:style-name="Code_20_Text"/>
      <text:p text:style-name="Code_20_Text">    for (size_t i = 0; i &lt; res1.size(); i++) {</text:p>
      <text:p text:style-name="Code_20_Text">        res1[i] = convertToCartesian(res1[i]);</text:p>
      <text:p text:style-name="Code_20_Text">        res2[i] = convertToCartesian(res2[i]);</text:p>
      <text:p text:style-name="Code_20_Text">    }</text:p>
      <text:p text:style-name="Code_20_Text">}</text:p>
      <text:p text:style-name="Code_20_Text"/>
      <text:p text:style-name="Code_20_Text">void MainProcessor::processSplit(vecfft&amp; data, vecfft&amp; res1, vecfft&amp; res2) {</text:p>
      <text:p text:style-name="Code_20_Text">    static univector&lt;f32, FFT_RES_SZ&gt; mask;</text:p>
      <text:p text:style-name="Code_20_Text">    generateMask(data, mask);</text:p>
      <text:p text:style-name="Code_20_Text"/>
      <text:p text:style-name="Code_20_Text">    mask += 1;</text:p>
      <text:p text:style-name="Code_20_Text"/>
      <text:p text:style-name="Code_20_Text"/>
      <text:p text:style-name="Code_20_Text"/>
      <text:p text:style-name="Code_20_Text"/>
      <text:p text:style-name="Code_20_Text">    rendering.lastMask.addValues(&amp;mask[0], mask.size());</text:p>
      <text:p text:style-name="Code_20_Text"/>
      <text:p text:style-name="Code_20_Text">    for (int i = 0; i &lt; data.size(); i++) {</text:p>
      <text:p text:style-name="Code_20_Text">        res1[i] = {magnitude(data[i]) * mask[i], phase(data[i])};</text:p>
      <text:p text:style-name="Code_20_Text">        res2[i] = {magnitude(data[i]) * (2 - mask[i]), phase(data[i])};</text:p>
      <text:p text:style-name="Code_20_Text">    }</text:p>
      <text:p text:style-name="Code_20_Text">}</text:p>
      <text:p text:style-name="Code_20_Text"/>
      <text:p text:style-name="Code_20_Text">// mask [-1, 1]</text:p>
      <text:p text:style-name="Code_20_Text">void MainProcessor::generateMask(vecfft&amp; data, univector&lt;f32, 0&gt; mask) {</text:p>
      <text:p text:style-name="Code_20_Text">    static univector&lt;f32, FFT_RES_SZ&gt; mediumMagnitude(0);</text:p>
      <text:p text:style-name="Code_20_Text">    float weight = *params.attack;</text:p>
      <text:p text:style-name="Code_20_Text">    float otherWeight = 1 - weight;</text:p>
      <text:p text:style-name="Code_20_Text">    for (int i = 0; i &lt; data.size(); i++) {</text:p>
      <text:p text:style-name="Code_20_Text">        mediumMagnitude[i] = weight * mediumMagnitude[i] + otherWeight * magnitude(data[i]);</text:p>
      <text:p text:style-name="Code_20_Text">    }</text:p>
      <text:p text:style-name="Code_20_Text"/>
      <text:p text:style-name="Code_20_Text">    int leftFreq = freqToFFTIndex(*params.leftCutoff);</text:p>
      <text:p text:style-name="Code_20_Text">    int rightFreq = freqToFFTIndex(*params.rightCutoff);</text:p>
      <text:p text:style-name="Code_20_Text"/>
      <text:p text:style-name="Code_20_Text"/>
      <text:p text:style-name="Code_20_Text">    float sineX = 0.f;</text:p>
      <text:p text:style-name="Code_20_Text">    float sineStretch = 1 - *params.frequencySpread;</text:p>
      <text:p text:style-name="Code_20_Text">    bool dynamicSpreadEnabled = *params.dynamicSplitEnabled &gt; 0.5f;</text:p>
      <text:p text:style-name="Code_20_Text">    if (dynamicSpreadEnabled) {</text:p>
      <text:p text:style-name="Code_20_Text">        for (int i = leftFreq; i &lt; rightFreq; i++) {</text:p>
      <text:p text:style-name="Code_20_Text">            sineX += mediumMagnitude[i] / sineStretch / 100;</text:p>
      <text:p text:style-name="Code_20_Text">            float sineY = sin(sineX);</text:p>
      <text:p text:style-name="Code_20_Text">            mask[i] = sineY;</text:p>
      <text:p text:style-name="Code_20_Text">        }</text:p>
      <text:p text:style-name="Code_20_Text">    } else {</text:p>
      <text:p text:style-name="Code_20_Text">        for (int i = leftFreq; i &lt; rightFreq; i++) {</text:p>
      <text:p text:style-name="Code_20_Text">            float sineY = sin(log2f(FFTIndexToFreq(i) + 1) / sineStretch / 2.5);</text:p>
      <text:p text:style-name="Code_20_Text">            mask[i] = sineY;</text:p>
      <text:p text:style-name="Code_20_Text">        }</text:p>
      <text:p text:style-name="Code_20_Text">    }</text:p>
      <text:p text:style-name="Code_20_Text"/>
      <text:p text:style-name="Code_20_Text">    float noiseCount = *params.noise;</text:p>
      <text:p text:style-name="Code_20_Text">    if (noiseCount != 0) {</text:p>
      <text:p text:style-name="Code_20_Text">        noiseGenerator.nextGenerate(0.0f, 0.6f);</text:p>
      <text:p text:style-name="Code_20_Text">        float minX =  log2f(FFTIndexToFreq(0) + 1);</text:p>
      <text:p text:style-name="Code_20_Text">        float maxX = log2f(FFTIndexToFreq(data.size() - 1) + 1);</text:p>
      <text:p text:style-name="Code_20_Text">        for (int i = leftFreq; i &lt; rightFreq; i++) {</text:p>
      <text:p text:style-name="Code_20_Text">            float x = log2f(FFTIndexToFreq(i) + 1);</text:p>
      <text:p text:style-name="Code_20_Text">            mask[i] = noiseGenerator.getValue((x - minX) / (maxX - minX) * 2048) * noiseCount +</text:p>
      <text:p text:style-name="Code_20_Text">                        mask[i] * (1 - noiseCount);</text:p>
      <text:p text:style-name="Code_20_Text">        }</text:p>
      <text:p text:style-name="Code_20_Text">    }</text:p>
      <text:p text:style-name="Code_20_Text"/>
      <text:p text:style-name="Code_20_Text">    float effectStrength = *params.strength;</text:p>
      <text:p text:style-name="Code_20_Text">    if (effectStrength &lt; 1) {</text:p>
      <text:p text:style-name="Code_20_Text">        for (int i = leftFreq; i &lt; rightFreq; i++) {</text:p>
      <text:p text:style-name="Code_20_Text">            mask[i] *= effectStrength;</text:p>
      <text:p text:style-name="Code_20_Text">        }</text:p>
      <text:p text:style-name="Code_20_Text">    } else {</text:p>
      <text:p text:style-name="Code_20_Text">        for (int i = leftFreq; i &lt; rightFreq; i++) {</text:p>
      <text:p text:style-name="Code_20_Text">            mask[i] *= effectStrength;</text:p>
      <text:p text:style-name="Code_20_Text">            if (mask[i] &gt; 1) {</text:p>
      <text:p text:style-name="Code_20_Text">                mask[i] = 1;</text:p>
      <text:p text:style-name="Code_20_Text">            }</text:p>
      <text:p text:style-name="Code_20_Text">            if (mask[i] &lt; -1) {</text:p>
      <text:p text:style-name="Code_20_Text">                mask[i] = -1;</text:p>
      <text:p text:style-name="Code_20_Text">            }</text:p>
      <text:p text:style-name="Code_20_Text">        }</text:p>
      <text:p text:style-name="Code_20_Text">    }</text:p>
      <text:p text:style-name="Code_20_Text"/>
      <text:p text:style-name="Code_20_Text">    std::fill(mask.begin(), mask.begin() + leftFreq, 0);</text:p>
      <text:p text:style-name="Code_20_Text">    std::fill(mask.begin() + rightFreq, mask.end(), 0);</text:p>
      <text:p text:style-name="Code_20_Text">}</text:p>
      <text:p text:style-name="Code_20_Text"/>
      <text:p text:style-name="Code_20_Text">//           N:  0, 1, 2,   3    ..  FFT_RES_SZ - 1</text:p>
      <text:p text:style-name="Code_20_Text">// frequencies:  0, x, 2*x  3*x  ..  sample_rate / 2 (Nyquist frequency)</text:p>
      <text:p text:style-name="Code_20_Text">int MainProcessor::freqToFFTIndex(int frequency) const {</text:p>
      <text:p text:style-name="Code_20_Text">    return (int)((float)frequency / params.sampleRate * 2 * (FFT_RES_SZ - 1));</text:p>
      <text:p text:style-name="Code_20_Text">}</text:p>
      <text:p text:style-name="Code_20_Text"/>
      <text:p text:style-name="Code_20_Text">int MainProcessor::FFTIndexToFreq(int index) const {</text:p>
      <text:p text:style-name="Code_20_Text">    return (int)((float)index * params.sampleRate / 2 / (FFT_RES_SZ - 1));</text:p>
      <text:p text:style-name="Code_20_Text">}</text:p>
      <text:p text:style-name="Code_20_Text"/>
      <text:p text:style-name="Code_20_Text">int MainProcessor::getLatencyInSamples() {</text:p>
      <text:p text:style-name="Code_20_Text">    return FFT_SZ;</text:p>
      <text:p text:style-name="Code_20_Text">}</text:p>
      <text:p text:style-name="Code_20_Text"/>
      <text:p text:style-name="Code_20_Text"/>
      <text:p text:style-name="Code_20_Text"/>
      <text:p text:style-name="Code_20_Text">#pragma clang diagnostic pop</text:p>
      <text:p/>
      <text:p text:style-name="Text">1.8 MainProcessor.h</text:p>
      <text:p text:style-name="Code_20_Text">#pragma once</text:p>
      <text:p text:style-name="Code_20_Text"/>
      <text:p text:style-name="Code_20_Text">#include "kfr/all.hpp"</text:p>
      <text:p text:style-name="Code_20_Text"/>
      <text:p text:style-name="Code_20_Text">#include "ProcessingParams.h"</text:p>
      <text:p text:style-name="Code_20_Text">#include "DataAccumulator.h"</text:p>
      <text:p text:style-name="Code_20_Text">#include "ProcessingRendering.h"</text:p>
      <text:p text:style-name="Code_20_Text">#include "NoiseGenerator.h"</text:p>
      <text:p text:style-name="Code_20_Text"/>
      <text:p text:style-name="Code_20_Text">#define FFT_SZ 2048</text:p>
      <text:p text:style-name="Code_20_Text">#define FFT_RES_SZ (FFT_SZ / 2 + 1)</text:p>
      <text:p text:style-name="Code_20_Text">#define OVERLAP_COUNT (FFT_SZ / 2)</text:p>
      <text:p text:style-name="Code_20_Text"/>
      <text:p text:style-name="Code_20_Text">class MainProcessor {</text:p>
      <text:p text:style-name="Code_20_Text">public:</text:p>
      <text:p text:style-name="Code_20_Text">    explicit MainProcessor(ProcessingParams&amp; params, ProcessingRendering&amp; _rendering);</text:p>
      <text:p text:style-name="Code_20_Text"/>
      <text:p text:style-name="Code_20_Text">    void reset();</text:p>
      <text:p text:style-name="Code_20_Text"/>
      <text:p text:style-name="Code_20_Text">    void process(kfr::univector&lt;kfr::univector&lt;kfr::f32, 0&gt;, 2&gt; data);</text:p>
      <text:p text:style-name="Code_20_Text">    int getLatencyInSamples();</text:p>
      <text:p text:style-name="Code_20_Text"/>
      <text:p text:style-name="Code_20_Text">private:</text:p>
      <text:p text:style-name="Code_20_Text">    ProcessingParams&amp; params;</text:p>
      <text:p text:style-name="Code_20_Text">    ProcessingRendering&amp; rendering;</text:p>
      <text:p text:style-name="Code_20_Text">    DataAccumulator inAccumulators[2];</text:p>
      <text:p text:style-name="Code_20_Text">    DataAccumulator inSumAccumulator;</text:p>
      <text:p text:style-name="Code_20_Text">    DataAccumulator fftOutAccumulators[2];</text:p>
      <text:p text:style-name="Code_20_Text">    DataAccumulator outAccumulators[2];</text:p>
      <text:p text:style-name="Code_20_Text"/>
      <text:p text:style-name="Code_20_Text"/>
      <text:p text:style-name="Code_20_Text">    kfr::dft_plan_real&lt;kfr::f32&gt; dftPlan;</text:p>
      <text:p text:style-name="Code_20_Text">    kfr::univector&lt;kfr::u8&gt; dftPlanTemp;</text:p>
      <text:p text:style-name="Code_20_Text">    kfr::univector&lt;kfr::f32&gt; dftWindow;</text:p>
      <text:p text:style-name="Code_20_Text"/>
      <text:p text:style-name="Code_20_Text">    NoiseGenerator&lt;float, 2048&gt; noiseGenerator;</text:p>
      <text:p text:style-name="Code_20_Text"/>
      <text:p text:style-name="Code_20_Text">    typedef kfr::univector&lt;kfr::complex&lt;kfr::f32&gt;, FFT_RES_SZ&gt; vecfft;</text:p>
      <text:p text:style-name="Code_20_Text">    typedef kfr::univector&lt;kfr::complex&lt;kfr::f32&gt;, 0&gt; vecfft_ref;</text:p>
      <text:p text:style-name="Code_20_Text">    void processFFTForAccumulator(DataAccumulator&amp; inAccumulator, DataAccumulator&amp; outAccumulator1,</text:p>
      <text:p text:style-name="Code_20_Text">                                  DataAccumulator&amp; outAccumulator2);</text:p>
      <text:p text:style-name="Code_20_Text">    void performIFFTAndWrite(vecfft&amp; in, DataAccumulator&amp; outAccumulator);</text:p>
      <text:p text:style-name="Code_20_Text">    void applyConversionsToFFT(vecfft&amp; fftData,</text:p>
      <text:p text:style-name="Code_20_Text">                               vecfft&amp; res1,</text:p>
      <text:p text:style-name="Code_20_Text">                               vecfft&amp; res2);</text:p>
      <text:p text:style-name="Code_20_Text">    void processSplit(vecfft&amp; data, vecfft&amp; res1, vecfft&amp; res2);</text:p>
      <text:p text:style-name="Code_20_Text">    void generateMask(vecfft&amp; data,</text:p>
      <text:p text:style-name="Code_20_Text">                      kfr::univector&lt;kfr::f32, 0&gt; mask);</text:p>
      <text:p text:style-name="Code_20_Text">    int freqToFFTIndex(int frequency) const;</text:p>
      <text:p text:style-name="Code_20_Text">    int FFTIndexToFreq(int index) const;</text:p>
      <text:p text:style-name="Code_20_Text"/>
      <text:p text:style-name="Code_20_Text">};</text:p>
      <text:p text:style-name="Code_20_Text"/>
      <text:p/>
      <text:p text:style-name="Text">1.9 NoiseGenerator.h</text:p>
      <text:p text:style-name="Code_20_Text">#pragma once</text:p>
      <text:p text:style-name="Code_20_Text"/>
      <text:p text:style-name="Code_20_Text">template&lt;typename T, int size&gt;</text:p>
      <text:p text:style-name="Code_20_Text">class NoiseGenerator {</text:p>
      <text:p text:style-name="Code_20_Text">public:</text:p>
      <text:p text:style-name="Code_20_Text">    NoiseGenerator() : gen(1), distribution(-1, 1) {</text:p>
      <text:p text:style-name="Code_20_Text">        std::fill(values.begin(), values.end(), 0);</text:p>
      <text:p text:style-name="Code_20_Text">    }</text:p>
      <text:p text:style-name="Code_20_Text"/>
      <text:p text:style-name="Code_20_Text">    void nextGenerate(float deltaX, float deltaY) {</text:p>
      <text:p text:style-name="Code_20_Text">        float randomWeight = 1 - deltaY - deltaX;</text:p>
      <text:p text:style-name="Code_20_Text">        tmpValues[0] = values[0] * deltaY + distribution(gen) * (1 - deltaY);</text:p>
      <text:p text:style-name="Code_20_Text">        tmpValues[size-1] = values[size-1] * deltaY + distribution(gen) * (1 - deltaY);</text:p>
      <text:p text:style-name="Code_20_Text"/>
      <text:p text:style-name="Code_20_Text">        deltaX /= 2;</text:p>
      <text:p text:style-name="Code_20_Text">        float minValue=1, maxValue = -1.f;</text:p>
      <text:p text:style-name="Code_20_Text">        for (int i = 1; i &lt; size - 1; i++) {</text:p>
      <text:p text:style-name="Code_20_Text">            tmpValues[i] = values[i - 1] * deltaX + values[i + 1] * deltaX</text:p>
      <text:p text:style-name="Code_20_Text">                    + values[i] * deltaY +</text:p>
      <text:p text:style-name="Code_20_Text">                    randomWeight * distribution(gen);</text:p>
      <text:p text:style-name="Code_20_Text">            if (tmpValues[i] &gt; 1) {</text:p>
      <text:p text:style-name="Code_20_Text">                tmpValues[i] = 1;</text:p>
      <text:p text:style-name="Code_20_Text">            }</text:p>
      <text:p text:style-name="Code_20_Text">            if (tmpValues[i] &lt; -1) {</text:p>
      <text:p text:style-name="Code_20_Text">                tmpValues[i] = -1;</text:p>
      <text:p text:style-name="Code_20_Text">            }</text:p>
      <text:p text:style-name="Code_20_Text">            minValue = std::fmin(tmpValues[i], minValue);</text:p>
      <text:p text:style-name="Code_20_Text">            maxValue = std::fmax(tmpValues[i], maxValue);</text:p>
      <text:p text:style-name="Code_20_Text">        }</text:p>
      <text:p text:style-name="Code_20_Text"/>
      <text:p text:style-name="Code_20_Text">        for (int i = 0; i &lt; size; i++) {</text:p>
      <text:p text:style-name="Code_20_Text">            values[i] = (tmpValues[i] - minValue) / (maxValue - minValue) * 2 - 1;</text:p>
      <text:p text:style-name="Code_20_Text">        }</text:p>
      <text:p text:style-name="Code_20_Text"/>
      <text:p text:style-name="Code_20_Text">       /* for (int i = 1; i &lt; size; i++) {</text:p>
      <text:p text:style-name="Code_20_Text">            values[i] = tmpValues[i - 1]  + tmpValues[i] * deltaX;</text:p>
      <text:p text:style-name="Code_20_Text">        }*/</text:p>
      <text:p text:style-name="Code_20_Text">    }</text:p>
      <text:p text:style-name="Code_20_Text"/>
      <text:p text:style-name="Code_20_Text"/>
      <text:p text:style-name="Code_20_Text">    inline T getValue(const size_t&amp; x) {</text:p>
      <text:p text:style-name="Code_20_Text">        return values[x];</text:p>
      <text:p text:style-name="Code_20_Text">    }</text:p>
      <text:p text:style-name="Code_20_Text"/>
      <text:p text:style-name="Code_20_Text">private:</text:p>
      <text:p text:style-name="Code_20_Text">    std::mt19937 gen;</text:p>
      <text:p text:style-name="Code_20_Text">    std::uniform_real_distribution&lt;T&gt; distribution;</text:p>
      <text:p text:style-name="Code_20_Text">    std::array&lt;T, size&gt; values, tmpValues;</text:p>
      <text:p text:style-name="Code_20_Text">};</text:p>
      <text:p/>
      <text:p text:style-name="Text">1.10 ProcessingParams.cpp</text:p>
      <text:p text:style-name="Code_20_Text">#include "ProcessingParams.h"</text:p>
      <text:p text:style-name="Code_20_Text"/>
      <text:p text:style-name="Code_20_Text">#include &lt;memory&gt;</text:p>
      <text:p text:style-name="Code_20_Text"/>
      <text:p text:style-name="Code_20_Text"/>
      <text:p text:style-name="Code_20_Text"/>
      <text:p text:style-name="Code_20_Text">ProcessingParams::ProcessingParams(AudioProcessor&amp; processor)</text:p>
      <text:p text:style-name="Code_20_Text">{</text:p>
      <text:p text:style-name="Code_20_Text">    NormalisableRange&lt;float&gt; cutoffNormalizeRange(1, 15000);</text:p>
      <text:p text:style-name="Code_20_Text">    cutoffNormalizeRange.setSkewForCentre(1024);</text:p>
      <text:p text:style-name="Code_20_Text">    tree.reset(new juce::AudioProcessorValueTreeState(</text:p>
      <text:p text:style-name="Code_20_Text">            processor, nullptr, juce::Identifier("Stereo_plugin"),</text:p>
      <text:p text:style-name="Code_20_Text">         {</text:p>
      <text:p text:style-name="Code_20_Text">                 std::make_unique&lt;juce::AudioParameterFloat&gt;("leftCutoff", // parameterID</text:p>
      <text:p text:style-name="Code_20_Text">                                                             "Left cutoff", // parameter name</text:p>
      <text:p text:style-name="Code_20_Text">                                                             cutoffNormalizeRange,</text:p>
      <text:p text:style-name="Code_20_Text">                                                             1),</text:p>
      <text:p text:style-name="Code_20_Text">                 std::make_unique&lt;juce::AudioParameterFloat&gt;("rightCutoff", // parameterID</text:p>
      <text:p text:style-name="Code_20_Text">                                                             "Right cutoff", // parameter name</text:p>
      <text:p text:style-name="Code_20_Text">                                                             cutoffNormalizeRange,</text:p>
      <text:p text:style-name="Code_20_Text">                                                             15000),</text:p>
      <text:p text:style-name="Code_20_Text">                 std::make_unique&lt;juce::AudioParameterFloat&gt;("strength", // parameterID</text:p>
      <text:p text:style-name="Code_20_Text">                                                             "Strength", // parameter name</text:p>
      <text:p text:style-name="Code_20_Text">                                                             0,   // minimum value</text:p>
      <text:p text:style-name="Code_20_Text">                                                             2,   // maximum value</text:p>
      <text:p text:style-name="Code_20_Text">                                                             1),</text:p>
      <text:p text:style-name="Code_20_Text">                 std::make_unique&lt;juce::AudioParameterFloat&gt;("frequencySpread", // parameterID</text:p>
      <text:p text:style-name="Code_20_Text">                                                             "Frequency spread", // parameter name</text:p>
      <text:p text:style-name="Code_20_Text">                                                             0.1,   // minimum value</text:p>
      <text:p text:style-name="Code_20_Text">                                                             0.999,   // maximum value</text:p>
      <text:p text:style-name="Code_20_Text">                                                             0.3),</text:p>
      <text:p text:style-name="Code_20_Text">                 std::make_unique&lt;juce::AudioParameterFloat&gt;("attack", // parameterID</text:p>
      <text:p text:style-name="Code_20_Text">                                                             "Attack", // parameter name</text:p>
      <text:p text:style-name="Code_20_Text">                                                             0,   // minimum value</text:p>
      <text:p text:style-name="Code_20_Text">                                                             0.999,   // maximum value</text:p>
      <text:p text:style-name="Code_20_Text">                                                             0.95),</text:p>
      <text:p text:style-name="Code_20_Text">                 std::make_unique&lt;juce::AudioParameterFloat&gt;("noise", // parameterID</text:p>
      <text:p text:style-name="Code_20_Text">                                                             "Noise", // parameter name</text:p>
      <text:p text:style-name="Code_20_Text">                                                             0,   // minimum value</text:p>
      <text:p text:style-name="Code_20_Text">                                                             1,   // maximum value</text:p>
      <text:p text:style-name="Code_20_Text">                                                             0),</text:p>
      <text:p text:style-name="Code_20_Text">                 std::make_unique&lt;juce::AudioParameterFloat&gt;("dynamicSplitEnabled", // parameterID</text:p>
      <text:p text:style-name="Code_20_Text">                                                             "Dynamic split", // parameter name</text:p>
      <text:p text:style-name="Code_20_Text">                                                             0,   // minimum value</text:p>
      <text:p text:style-name="Code_20_Text">                                                             1,   // maximum value</text:p>
      <text:p text:style-name="Code_20_Text">                                                             1),</text:p>
      <text:p text:style-name="Code_20_Text">         }));</text:p>
      <text:p text:style-name="Code_20_Text"/>
      <text:p text:style-name="Code_20_Text">    leftCutoff = tree-&gt;getRawParameterValue("leftCutoff");</text:p>
      <text:p text:style-name="Code_20_Text">    rightCutoff = tree-&gt;getRawParameterValue("rightCutoff");</text:p>
      <text:p text:style-name="Code_20_Text">    strength = tree-&gt;getRawParameterValue("strength");</text:p>
      <text:p text:style-name="Code_20_Text">    frequencySpread = tree-&gt;getRawParameterValue("frequencySpread");</text:p>
      <text:p text:style-name="Code_20_Text">    attack = tree-&gt;getRawParameterValue("attack");</text:p>
      <text:p text:style-name="Code_20_Text">    noise = tree-&gt;getRawParameterValue("noise");</text:p>
      <text:p text:style-name="Code_20_Text">    dynamicSplitEnabled = tree-&gt;getRawParameterValue("dynamicSplitEnabled");</text:p>
      <text:p text:style-name="Code_20_Text">}</text:p>
      <text:p text:style-name="Code_20_Text"/>
      <text:p text:style-name="Code_20_Text"/>
      <text:p/>
      <text:p text:style-name="Text">1.11 ProcessingParams.h</text:p>
      <text:p text:style-name="Code_20_Text">#pragma once</text:p>
      <text:p text:style-name="Code_20_Text"/>
      <text:p text:style-name="Code_20_Text">#include &lt;JuceHeader.h&gt;</text:p>
      <text:p text:style-name="Code_20_Text"/>
      <text:p text:style-name="Code_20_Text">class ProcessingParams {</text:p>
      <text:p text:style-name="Code_20_Text">public:</text:p>
      <text:p text:style-name="Code_20_Text">    ProcessingParams(AudioProcessor&amp; processor);</text:p>
      <text:p text:style-name="Code_20_Text"/>
      <text:p text:style-name="Code_20_Text"/>
      <text:p text:style-name="Code_20_Text">    std::unique_ptr&lt;juce::AudioProcessorValueTreeState&gt; tree;</text:p>
      <text:p text:style-name="Code_20_Text"/>
      <text:p text:style-name="Code_20_Text">    std::atomic&lt;float&gt;* leftCutoff;</text:p>
      <text:p text:style-name="Code_20_Text">    std::atomic&lt;float&gt;* rightCutoff;</text:p>
      <text:p text:style-name="Code_20_Text">    std::atomic&lt;float&gt;* strength;</text:p>
      <text:p text:style-name="Code_20_Text">    std::atomic&lt;float&gt;* frequencySpread;</text:p>
      <text:p text:style-name="Code_20_Text">    std::atomic&lt;float&gt;* attack;</text:p>
      <text:p text:style-name="Code_20_Text">    std::atomic&lt;float&gt;* noise;</text:p>
      <text:p text:style-name="Code_20_Text">    std::atomic&lt;float&gt;* dynamicSplitEnabled;</text:p>
      <text:p text:style-name="Code_20_Text"/>
      <text:p text:style-name="Code_20_Text"/>
      <text:p text:style-name="Code_20_Text">    float sampleRate;</text:p>
      <text:p text:style-name="Code_20_Text">    int maxSamplesPerBlock;</text:p>
      <text:p text:style-name="Code_20_Text"/>
      <text:p text:style-name="Code_20_Text">};</text:p>
      <text:p text:style-name="Code_20_Text"/>
      <text:p text:style-name="Code_20_Text"/>
      <text:p/>
      <text:p text:style-name="Text">1.12 ProcessingRendering.cpp</text:p>
      <text:p text:style-name="Code_20_Text">#include "ProcessingRendering.h"</text:p>
      <text:p/>
      <text:p text:style-name="Text">1.13 ProcessingRendering.h</text:p>
      <text:p text:style-name="Code_20_Text">#pragma once</text:p>
      <text:p text:style-name="Code_20_Text"/>
      <text:p text:style-name="Code_20_Text">#include "SyncedArray.h"</text:p>
      <text:p text:style-name="Code_20_Text"/>
      <text:p text:style-name="Code_20_Text">class ProcessingRendering {</text:p>
      <text:p text:style-name="Code_20_Text">public:</text:p>
      <text:p text:style-name="Code_20_Text">    SyncedArray&lt;float&gt; lastMask;</text:p>
      <text:p text:style-name="Code_20_Text">    SyncedArray&lt;float&gt; lastSound;</text:p>
      <text:p text:style-name="Code_20_Text"/>
      <text:p text:style-name="Code_20_Text">    ProcessingRendering() : lastMask(0.7f), lastSound(0.9f) {</text:p>
      <text:p text:style-name="Code_20_Text"/>
      <text:p text:style-name="Code_20_Text">    }</text:p>
      <text:p text:style-name="Code_20_Text">};</text:p>
      <text:p text:style-name="Code_20_Text"/>
      <text:p/>
      <text:p text:style-name="Text">1.14 SyncedArray.cpp</text:p>
      <text:p text:style-name="Code_20_Text">#include "SyncedArray.h"</text:p>
      <text:p/>
      <text:p text:style-name="Text">1.15 SyncedArray.h</text:p>
      <text:p text:style-name="Code_20_Text">#pragma once</text:p>
      <text:p text:style-name="Code_20_Text"/>
      <text:p text:style-name="Code_20_Text">#include "JuceHeader.h"</text:p>
      <text:p text:style-name="Code_20_Text"/>
      <text:p text:style-name="Code_20_Text">template&lt;typename T&gt;</text:p>
      <text:p text:style-name="Code_20_Text">class SyncedArray {</text:p>
      <text:p text:style-name="Code_20_Text">public:</text:p>
      <text:p text:style-name="Code_20_Text">    explicit SyncedArray(float _smoothFactor) :</text:p>
      <text:p text:style-name="Code_20_Text">            valuesLock(),</text:p>
      <text:p text:style-name="Code_20_Text">            values(),</text:p>
      <text:p text:style-name="Code_20_Text">            smoothFactor(_smoothFactor) {</text:p>
      <text:p text:style-name="Code_20_Text"/>
      <text:p text:style-name="Code_20_Text">        jassert(0.f &lt;= smoothFactor &amp;&amp; smoothFactor &lt; 1);</text:p>
      <text:p text:style-name="Code_20_Text">    }</text:p>
      <text:p text:style-name="Code_20_Text"/>
      <text:p text:style-name="Code_20_Text">    void addValues(T* newValues, int valuesCount) {</text:p>
      <text:p text:style-name="Code_20_Text">        juce::CriticalSection::ScopedLockType locker(valuesLock);</text:p>
      <text:p text:style-name="Code_20_Text"/>
      <text:p text:style-name="Code_20_Text">        if (values.size() == valuesCount &amp;&amp; smoothFactor != 0)  {</text:p>
      <text:p text:style-name="Code_20_Text">            float otherSmoothFactor = 1 - smoothFactor;</text:p>
      <text:p text:style-name="Code_20_Text">            for (int i = 0; i &lt; valuesCount; i++) {</text:p>
      <text:p text:style-name="Code_20_Text">                values[i] = smoothFactor * values[i] + otherSmoothFactor * newValues[i];</text:p>
      <text:p text:style-name="Code_20_Text">            }</text:p>
      <text:p text:style-name="Code_20_Text">        } else {</text:p>
      <text:p text:style-name="Code_20_Text">            values.assign(newValues, newValues + valuesCount);</text:p>
      <text:p text:style-name="Code_20_Text">        }</text:p>
      <text:p text:style-name="Code_20_Text">    }</text:p>
      <text:p text:style-name="Code_20_Text"/>
      <text:p text:style-name="Code_20_Text">    void getValues(std::vector&lt;T&gt;&amp; array) {</text:p>
      <text:p text:style-name="Code_20_Text">        juce::CriticalSection::ScopedLockType locker(valuesLock);</text:p>
      <text:p text:style-name="Code_20_Text"/>
      <text:p text:style-name="Code_20_Text">        array.assign(values.begin(), values.end());</text:p>
      <text:p text:style-name="Code_20_Text">    }</text:p>
      <text:p text:style-name="Code_20_Text"/>
      <text:p text:style-name="Code_20_Text">    void reset() {</text:p>
      <text:p text:style-name="Code_20_Text">        juce::CriticalSection::ScopedLockType locker(valuesLock);</text:p>
      <text:p text:style-name="Code_20_Text"/>
      <text:p text:style-name="Code_20_Text">        values.resize(0);</text:p>
      <text:p text:style-name="Code_20_Text">    }</text:p>
      <text:p text:style-name="Code_20_Text"/>
      <text:p text:style-name="Code_20_Text">    size_t size() {</text:p>
      <text:p text:style-name="Code_20_Text">        juce::CriticalSection::ScopedLockType locker(valuesLock);</text:p>
      <text:p text:style-name="Code_20_Text">        return values.size();</text:p>
      <text:p text:style-name="Code_20_Text">    }</text:p>
      <text:p text:style-name="Code_20_Text"/>
      <text:p text:style-name="Code_20_Text">private:</text:p>
      <text:p text:style-name="Code_20_Text">    juce::CriticalSection valuesLock;</text:p>
      <text:p text:style-name="Code_20_Text">    std::vector&lt;T&gt; values;</text:p>
      <text:p text:style-name="Code_20_Text">    float smoothFactor;</text:p>
      <text:p text:style-name="Code_20_Text">};</text:p>
      <text:p text:style-name="Code_20_Text"/>
      <text:p/>
      <text:p text:style-name="Text">1.16 SpectrumCanvas.cpp</text:p>
      <text:p text:style-name="Code_20_Text">/*</text:p>
      <text:p text:style-name="Code_20_Text">  ==============================================================================</text:p>
      <text:p text:style-name="Code_20_Text"/>
      <text:p text:style-name="Code_20_Text">    SpectrumCanvas.cpp</text:p>
      <text:p text:style-name="Code_20_Text">    Created: 25 Apr 2021 7:37:03pm</text:p>
      <text:p text:style-name="Code_20_Text">    Author:  user</text:p>
      <text:p text:style-name="Code_20_Text"/>
      <text:p text:style-name="Code_20_Text">  ==============================================================================</text:p>
      <text:p text:style-name="Code_20_Text">*/</text:p>
      <text:p text:style-name="Code_20_Text"/>
      <text:p text:style-name="Code_20_Text">#include &lt;JuceHeader.h&gt;</text:p>
      <text:p text:style-name="Code_20_Text">#include "SpectrumCanvas.h"</text:p>
      <text:p text:style-name="Code_20_Text"/>
      <text:p text:style-name="Code_20_Text"/>
      <text:p text:style-name="Code_20_Text"/>
      <text:p text:style-name="Code_20_Text">//==============================================================================</text:p>
      <text:p text:style-name="Code_20_Text">SpectrumCanvas::SpectrumCanvas(ProcessingParams&amp; _params, ProcessingRendering&amp; _rendering) :</text:p>
      <text:p text:style-name="Code_20_Text">    params(_params),</text:p>
      <text:p text:style-name="Code_20_Text">    rendering(_rendering)</text:p>
      <text:p text:style-name="Code_20_Text">{</text:p>
      <text:p text:style-name="Code_20_Text">    setOpaque(false);</text:p>
      <text:p text:style-name="Code_20_Text">    startTimerHz(24);</text:p>
      <text:p text:style-name="Code_20_Text">  //  renderer.reset(new DynamicTextureOpenGL::DynamicTextureRenderer(*this, 128, 128));</text:p>
      <text:p text:style-name="Code_20_Text">}</text:p>
      <text:p text:style-name="Code_20_Text"/>
      <text:p text:style-name="Code_20_Text">SpectrumCanvas::~SpectrumCanvas() {</text:p>
      <text:p text:style-name="Code_20_Text">    stopTimer();</text:p>
      <text:p text:style-name="Code_20_Text">}</text:p>
      <text:p text:style-name="Code_20_Text"/>
      <text:p text:style-name="Code_20_Text"/>
      <text:p text:style-name="Code_20_Text">void SpectrumCanvas::timerCallback() {</text:p>
      <text:p text:style-name="Code_20_Text">    createMaskPath();</text:p>
      <text:p text:style-name="Code_20_Text">    createSoundPath();</text:p>
      <text:p text:style-name="Code_20_Text">    getParentComponent()-&gt;repaint();</text:p>
      <text:p text:style-name="Code_20_Text">}</text:p>
      <text:p text:style-name="Code_20_Text"/>
      <text:p text:style-name="Code_20_Text"/>
      <text:p text:style-name="Code_20_Text"/>
      <text:p text:style-name="Code_20_Text">void SpectrumCanvas::paint (juce::Graphics&amp; g) {</text:p>
      <text:p text:style-name="Code_20_Text">    g.fillAll(Colour::fromRGB(0, 0, 0));</text:p>
      <text:p text:style-name="Code_20_Text"/>
      <text:p text:style-name="Code_20_Text">    g.setColour(Colour::fromRGBA(255, 255, 255, 100));</text:p>
      <text:p text:style-name="Code_20_Text">    g.fillPath(soundPath);</text:p>
      <text:p text:style-name="Code_20_Text"/>
      <text:p text:style-name="Code_20_Text">    g.setColour(Colour::fromRGB(255, 0, 0));</text:p>
      <text:p text:style-name="Code_20_Text">    g.strokePath(maskPath[0],  juce::PathStrokeType (2.0) );</text:p>
      <text:p text:style-name="Code_20_Text"/>
      <text:p text:style-name="Code_20_Text">    g.setColour(Colour::fromRGB(0, 0, 255));</text:p>
      <text:p text:style-name="Code_20_Text">    g.strokePath(maskPath[1],  juce::PathStrokeType (2.0) );</text:p>
      <text:p text:style-name="Code_20_Text"/>
      <text:p text:style-name="Code_20_Text"/>
      <text:p text:style-name="Code_20_Text">}</text:p>
      <text:p text:style-name="Code_20_Text"/>
      <text:p text:style-name="Code_20_Text">void SpectrumCanvas::createMaskPath() {</text:p>
      <text:p text:style-name="Code_20_Text">    if (rendering.lastMask.size() != 0) {</text:p>
      <text:p text:style-name="Code_20_Text">        rendering.lastMask.getValues(mask);</text:p>
      <text:p text:style-name="Code_20_Text">    }</text:p>
      <text:p text:style-name="Code_20_Text"/>
      <text:p text:style-name="Code_20_Text">    if (mask.empty()) {</text:p>
      <text:p text:style-name="Code_20_Text">        return;</text:p>
      <text:p text:style-name="Code_20_Text">    }</text:p>
      <text:p text:style-name="Code_20_Text"/>
      <text:p text:style-name="Code_20_Text">    for (int maskSide = 0; maskSide &lt; 2; maskSide++) {</text:p>
      <text:p text:style-name="Code_20_Text"/>
      <text:p text:style-name="Code_20_Text">        Path&amp; path = maskPath[maskSide];</text:p>
      <text:p text:style-name="Code_20_Text">        path.clear();</text:p>
      <text:p text:style-name="Code_20_Text"/>
      <text:p text:style-name="Code_20_Text">        auto width = (float) getWidth();</text:p>
      <text:p text:style-name="Code_20_Text">        auto height = (float) getHeight();</text:p>
      <text:p text:style-name="Code_20_Text">        int realCnt = mask.size();</text:p>
      <text:p text:style-name="Code_20_Text">        int cnt = 20;</text:p>
      <text:p text:style-name="Code_20_Text">        float perSegment = width / (cnt - 1);</text:p>
      <text:p text:style-name="Code_20_Text"/>
      <text:p text:style-name="Code_20_Text">        float f = powf(realCnt, 1.f / cnt); //  j ** cnt = realCount111</text:p>
      <text:p text:style-name="Code_20_Text">        float j = 1;</text:p>
      <text:p text:style-name="Code_20_Text"/>
      <text:p text:style-name="Code_20_Text"/>
      <text:p text:style-name="Code_20_Text">        for (int i = 0; i &lt; cnt; i++) {</text:p>
      <text:p text:style-name="Code_20_Text">            float x = i * perSegment;</text:p>
      <text:p text:style-name="Code_20_Text">            float y;</text:p>
      <text:p text:style-name="Code_20_Text">            if (maskSide == 0) {</text:p>
      <text:p text:style-name="Code_20_Text">                y = mask[j] / 2.f * height;</text:p>
      <text:p text:style-name="Code_20_Text">            } else {</text:p>
      <text:p text:style-name="Code_20_Text">                y = (2 - mask[j]) / 2.f * height;</text:p>
      <text:p text:style-name="Code_20_Text">            }</text:p>
      <text:p text:style-name="Code_20_Text">            if (i == 0) {</text:p>
      <text:p text:style-name="Code_20_Text">                path.startNewSubPath(x, y);</text:p>
      <text:p text:style-name="Code_20_Text">            } else {</text:p>
      <text:p text:style-name="Code_20_Text">                path.lineTo(x, y);</text:p>
      <text:p text:style-name="Code_20_Text">            }</text:p>
      <text:p text:style-name="Code_20_Text">            j *= f;</text:p>
      <text:p text:style-name="Code_20_Text">        }</text:p>
      <text:p text:style-name="Code_20_Text"/>
      <text:p text:style-name="Code_20_Text">        path = path.createPathWithRoundedCorners(20.f);</text:p>
      <text:p text:style-name="Code_20_Text">    }</text:p>
      <text:p text:style-name="Code_20_Text">}</text:p>
      <text:p text:style-name="Code_20_Text"/>
      <text:p text:style-name="Code_20_Text">void SpectrumCanvas::createSoundPath() {</text:p>
      <text:p text:style-name="Code_20_Text">    if (rendering.lastSound.size() != 0) {</text:p>
      <text:p text:style-name="Code_20_Text">        rendering.lastSound.getValues(sound);</text:p>
      <text:p text:style-name="Code_20_Text">    }</text:p>
      <text:p text:style-name="Code_20_Text"/>
      <text:p text:style-name="Code_20_Text">    if (sound.empty()) {</text:p>
      <text:p text:style-name="Code_20_Text">        return;</text:p>
      <text:p text:style-name="Code_20_Text">    }</text:p>
      <text:p text:style-name="Code_20_Text"/>
      <text:p text:style-name="Code_20_Text">    Path&amp; path = soundPath;</text:p>
      <text:p text:style-name="Code_20_Text">    path.clear();</text:p>
      <text:p text:style-name="Code_20_Text"/>
      <text:p text:style-name="Code_20_Text">    auto width = (float) getWidth();</text:p>
      <text:p text:style-name="Code_20_Text">    auto height = (float) getHeight();</text:p>
      <text:p text:style-name="Code_20_Text">    int realCnt = mask.size();</text:p>
      <text:p text:style-name="Code_20_Text">    int cnt = 20;</text:p>
      <text:p text:style-name="Code_20_Text">    float perSegment = width / (cnt - 1);</text:p>
      <text:p text:style-name="Code_20_Text"/>
      <text:p text:style-name="Code_20_Text">    float f = powf(realCnt, 1.f / cnt); //  j ** cnt = realCount111</text:p>
      <text:p text:style-name="Code_20_Text">    float j = 1;</text:p>
      <text:p text:style-name="Code_20_Text"/>
      <text:p text:style-name="Code_20_Text">    path.startNewSubPath(-50, height + 50);</text:p>
      <text:p text:style-name="Code_20_Text">    for (int i = 0; i &lt; cnt; i++) {</text:p>
      <text:p text:style-name="Code_20_Text">        float x = i * perSegment;</text:p>
      <text:p text:style-name="Code_20_Text">        float y = juce::Decibels::gainToDecibels(sound[j] / 150.f, -60.f) / -60.f * height;</text:p>
      <text:p text:style-name="Code_20_Text"/>
      <text:p text:style-name="Code_20_Text">      //  if (i == 0) {</text:p>
      <text:p text:style-name="Code_20_Text">            path.lineTo(x, y);</text:p>
      <text:p text:style-name="Code_20_Text">     /*   } else {</text:p>
      <text:p text:style-name="Code_20_Text">            float startX = 0, startY = 0, joinX = 0, joinY = 0, endX, endY;</text:p>
      <text:p text:style-name="Code_20_Text">        }*/</text:p>
      <text:p text:style-name="Code_20_Text">        j *= f;</text:p>
      <text:p text:style-name="Code_20_Text">    }</text:p>
      <text:p text:style-name="Code_20_Text">    path.lineTo(width + 50, height + 50);</text:p>
      <text:p text:style-name="Code_20_Text">    path.closeSubPath();</text:p>
      <text:p text:style-name="Code_20_Text"/>
      <text:p text:style-name="Code_20_Text">    path = path.createPathWithRoundedCorners(20.f);</text:p>
      <text:p text:style-name="Code_20_Text"/>
      <text:p text:style-name="Code_20_Text">}</text:p>
      <text:p text:style-name="Code_20_Text"/>
      <text:p text:style-name="Code_20_Text"/>
      <text:p/>
      <text:p text:style-name="Text">1.17 SpectrumCanvas.h</text:p>
      <text:p text:style-name="Code_20_Text">#pragma once</text:p>
      <text:p text:style-name="Code_20_Text"/>
      <text:p text:style-name="Code_20_Text">#include &lt;JuceHeader.h&gt;</text:p>
      <text:p text:style-name="Code_20_Text"/>
      <text:p text:style-name="Code_20_Text">#include "../Processing/ProcessingRendering.h"</text:p>
      <text:p text:style-name="Code_20_Text">#include "../Processing/ProcessingParams.h"</text:p>
      <text:p text:style-name="Code_20_Text">class SpectrumCanvas : public juce::Component, private juce::Timer</text:p>
      <text:p text:style-name="Code_20_Text">{</text:p>
      <text:p text:style-name="Code_20_Text">public:</text:p>
      <text:p text:style-name="Code_20_Text">    SpectrumCanvas(ProcessingParams&amp; _params, ProcessingRendering&amp; _rendering);</text:p>
      <text:p text:style-name="Code_20_Text">    ~SpectrumCanvas() override;</text:p>
      <text:p text:style-name="Code_20_Text"/>
      <text:p text:style-name="Code_20_Text">    void timerCallback() override;</text:p>
      <text:p text:style-name="Code_20_Text">	</text:p>
      <text:p text:style-name="Code_20_Text">    void paint (juce::Graphics&amp;) override;</text:p>
      <text:p text:style-name="Code_20_Text"/>
      <text:p text:style-name="Code_20_Text">private:</text:p>
      <text:p text:style-name="Code_20_Text">    ProcessingParams&amp; params;</text:p>
      <text:p text:style-name="Code_20_Text">    ProcessingRendering&amp; rendering;</text:p>
      <text:p text:style-name="Code_20_Text"/>
      <text:p text:style-name="Code_20_Text">    Path maskPath[2];</text:p>
      <text:p text:style-name="Code_20_Text">    Path soundPath;</text:p>
      <text:p text:style-name="Code_20_Text">    std::vector&lt;float&gt; mask;</text:p>
      <text:p text:style-name="Code_20_Text">    std::vector&lt;float&gt; sound;</text:p>
      <text:p text:style-name="Code_20_Text"/>
      <text:p text:style-name="Code_20_Text">    void createMaskPath();</text:p>
      <text:p text:style-name="Code_20_Text">    void createSoundPath();</text:p>
      <text:p text:style-name="Code_20_Text"/>
      <text:p text:style-name="Code_20_Text"/>
      <text:p text:style-name="Code_20_Text">    JUCE_DECLARE_NON_COPYABLE_WITH_LEAK_DETECTOR (SpectrumCanvas)</text:p>
      <text:p text:style-name="Code_20_Text">};</text:p>
      <text:p text:style-name="Code_20_Text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Code_20_Text" style:family="paragraph" style:display-name="Code Text">
      <style:text-properties fo:font-family="Consolas"/>
    </style:style>
    <style:style style:name="Text" style:family="paragraph" style:display-name="Text">
      <style:text-properties fo:font-family="Times New Roman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